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375in"/>
    </style:style>
    <style:style style:name="co3" style:family="table-column">
      <style:table-column-properties fo:break-before="auto" style:column-width="1.6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Aufgewertet">
      <style:table-properties table:display="true" style:writing-mode="lr-tb"/>
    </style:style>
    <style:style style:name="ta2" style:family="table" style:master-page-name="PageStyle_5f_Gefiltert">
      <style:table-properties table:display="true" style:writing-mode="lr-tb"/>
    </style:style>
    <style:style style:name="ta3" style:family="table" style:master-page-name="PageStyle_5f_Tabellenblat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Aufgewertet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Kommune</text:p>
          </table:table-cell>
          <table:table-cell table:formula="oooc:=[Gefiltert.M3]" office:value-type="string">
            <text:p>Umfang Daten</text:p>
          </table:table-cell>
          <table:table-cell table:style-name="ce22" table:formula="oooc:=[Gefiltert.N3]" office:value-type="string">
            <text:p>offene Formate</text:p>
          </table:table-cell>
          <table:table-cell table:style-name="ce23" office:value-type="string">
            <text:p>Open Data</text:p>
          </table:table-cell>
          <table:table-cell table:number-columns-repeated="2" table:style-name="ce21"/>
        </table:table-row>
        <table:table-row table:style-name="ro2">
          <table:table-cell table:style-name="ce24" table:formula="oooc:=[Gefiltert.A4]" office:value-type="string">
            <text:p>Köln</text:p>
          </table:table-cell>
          <table:table-cell table:formula="oooc:=[Gefiltert.M4]" office:value-type="string">
            <text:p>5</text:p>
          </table:table-cell>
          <table:table-cell table:style-name="ce22" table:formula="oooc:=[Gefiltert.N4]" office:value-type="string">
            <text:p>2</text:p>
          </table:table-cell>
          <table:table-cell table:style-name="ce25" table:formula="oooc:=[Gefiltert.O4]" office:value-type="string">
            <text:p>7</text:p>
          </table:table-cell>
        </table:table-row>
        <table:table-row table:style-name="ro2">
          <table:table-cell table:style-name="ce24" table:formula="oooc:=[Gefiltert.A5]" office:value-type="string">
            <text:p>Paderborn</text:p>
          </table:table-cell>
          <table:table-cell table:formula="oooc:=[Gefiltert.M5]" office:value-type="string">
            <text:p>3</text:p>
          </table:table-cell>
          <table:table-cell table:style-name="ce22" table:formula="oooc:=[Gefiltert.N5]" office:value-type="string">
            <text:p>0</text:p>
          </table:table-cell>
          <table:table-cell table:style-name="ce25" table:formula="oooc:=[Gefiltert.O5]" office:value-type="string">
            <text:p>3</text:p>
          </table:table-cell>
        </table:table-row>
        <table:table-row table:style-name="ro2">
          <table:table-cell/>
          <table:table-cell table:formula="oooc:=[Gefiltert.M6]" office:value-type="string">
            <text:p>5</text:p>
          </table:table-cell>
          <table:table-cell table:style-name="ce26" table:formula="oooc:=[Gefiltert.N6]" office:value-type="string">
            <text:p>2</text:p>
          </table:table-cell>
          <table:table-cell table:style-name="ce25" table:formula="oooc:=[Gefiltert.O6]" office:value-type="string">
            <text:p>7</text:p>
          </table:table-cell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style-name="ce27" office:value-type="string">
            <text:p>Kommune</text:p>
          </table:table-cell>
          <table:table-cell table:style-name="ce28" table:formula="oooc:=[.B1]" office:value-type="string">
            <text:p>Umfang Daten</text:p>
          </table:table-cell>
          <table:table-cell table:style-name="ce28" table:formula="oooc:=[.C1]" office:value-type="string">
            <text:p>offene Formate</text:p>
          </table:table-cell>
          <table:table-cell table:style-name="ce28" table:formula="oooc:=[.D1]" office:value-type="string">
            <text:p>Open Data</text:p>
          </table:table-cell>
          <table:table-cell table:number-columns-repeated="2" table:style-name="ce27"/>
        </table:table-row>
        <table:table-row table:style-name="ro2">
          <table:table-cell table:style-name="ce27" table:formula="oooc:=[.A2]" office:value-type="string">
            <text:p>Köln</text:p>
          </table:table-cell>
          <table:table-cell table:style-name="ce28" table:formula="oooc:=[.B2]/[.B4]" office:value-type="string">
            <text:p>100,00%</text:p>
          </table:table-cell>
          <table:table-cell table:style-name="ce28" table:formula="oooc:=[.C2]/[.C4]" office:value-type="string">
            <text:p>100,00%</text:p>
          </table:table-cell>
          <table:table-cell table:style-name="ce28" table:formula="oooc:=[.D2]/[.D4]" office:value-type="string">
            <text:p>100,00%</text:p>
          </table:table-cell>
          <table:table-cell table:number-columns-repeated="2" table:style-name="ce29"/>
        </table:table-row>
        <table:table-row table:style-name="ro2">
          <table:table-cell table:style-name="ce30" table:formula="oooc:=[.A3]" office:value-type="string">
            <text:p>Paderborn</text:p>
          </table:table-cell>
          <table:table-cell table:style-name="ce28" table:formula="oooc:=[.B3]/[.B4]" office:value-type="string">
            <text:p>60,00%</text:p>
          </table:table-cell>
          <table:table-cell table:style-name="ce28" table:formula="oooc:=[.C3]/[.C4]" office:value-type="string">
            <text:p>0,00%</text:p>
          </table:table-cell>
          <table:table-cell table:style-name="ce28" table:formula="oooc:=[.D3]/[.D4]" office:value-type="string">
            <text:p>42,86%</text:p>
          </table:table-cell>
          <table:table-cell table:number-columns-repeated="2" table:style-name="ce29"/>
        </table:table-row>
        <table:table-row table:style-name="ro2"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</table:table-row>
        <table:table-row table:style-name="ro2">
          <table:table-cell table:style-name="ce31" office:value-type="string">
            <text:p>Quelle</text:p>
          </table:table-cell>
          <table:table-cell table:style-name="ce32" office:value-type="string" office:value="http://www.gruene-fraktion-nrw.de/online-check">
            <text:p><text:a xlink:href="http://www.gruene-fraktion-nrw.de/online-check">http://www.gruene-fraktion-nrw.de/online-check</text:a></text:p>
          </table:table-cell>
        </table:table-row>
        <table:table-row table:style-name="ro1">
          <table:table-cell table:number-columns-repeated="3"/>
          <table:table-cell>
            <draw:frame table:end-cell-address="Aufgewertet.I29" svg:x="1.56cm" svg:y="0.11cm" svg:width="15.87cm" svg:height="9.82cm" draw:z-index="0" draw:name="Chart 1" draw:style-name="gr1">
              <draw:object draw:notify-on-update-of-ranges="Aufgewertet.B8:Aufgewertet.B9 Aufgewertet.C8:Aufgewertet.C9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  <table:table-row table:style-name="ro2">
          <table:table-cell table:number-columns-repeated="3"/>
          <table:table-cell table:style-name="ce25"/>
        </table:table-row>
      </table:table>
      <table:table table:name="Gefiltert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Quelle</text:p>
          </table:table-cell>
          <table:table-cell table:style-name="ce33" office:value-type="string" office:value="http://www.gruene-fraktion-nrw.de/online-check">
            <text:p><text:a xlink:href="http://www.gruene-fraktion-nrw.de/online-check">http://www.gruene-fraktion-nrw.de/online-check</text:a>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Block 1: E-Government</text:p>
          </table:table-cell>
          <table:table-cell table:number-columns-repeated="5"/>
          <table:table-cell table:style-name="ce21" office:value-type="string">
            <text:p>Block 2: Open Government</text:p>
          </table:table-cell>
          <table:table-cell table:number-columns-repeated="2"/>
          <table:table-cell table:style-name="ce21" office:value-type="string">
            <text:p>Block 3: Open Data</text:p>
          </table:table-cell>
          <table:table-cell table:number-columns-repeated="3"/>
          <table:table-cell table:style-name="ce21" office:value-type="string">
            <text:p>Zusatzkriterien</text:p>
          </table:table-cell>
        </table:table-row>
        <table:table-row table:style-name="ro2">
          <table:table-cell table:style-name="ce21" office:value-type="string">
            <text:p>Kommune</text:p>
          </table:table-cell>
          <table:table-cell table:style-name="ce21" office:value-type="string">
            <text:p>Ratsinformationssystem</text:p>
          </table:table-cell>
          <table:table-cell table:style-name="ce21" office:value-type="string">
            <text:p>Zugriff RIS</text:p>
          </table:table-cell>
          <table:table-cell table:style-name="ce21" office:value-type="string">
            <text:p>Bürgerservice</text:p>
          </table:table-cell>
          <table:table-cell table:style-name="ce21" office:value-type="string">
            <text:p>Apps</text:p>
          </table:table-cell>
          <table:table-cell table:style-name="ce21" office:value-type="string">
            <text:p>Summe Block 1</text:p>
          </table:table-cell>
          <table:table-cell table:style-name="ce21" office:value-type="string">
            <text:p>Mängelmelder</text:p>
          </table:table-cell>
          <table:table-cell table:style-name="ce21" office:value-type="string">
            <text:p>Bürger-HH</text:p>
          </table:table-cell>
          <table:table-cell table:style-name="ce21" office:value-type="string">
            <text:p>Hinweise Beteiligung</text:p>
          </table:table-cell>
          <table:table-cell table:style-name="ce21" office:value-type="string">
            <text:p>Laufende Beteiligung</text:p>
          </table:table-cell>
          <table:table-cell table:style-name="ce21" office:value-type="string">
            <text:p>Soziale Medien</text:p>
          </table:table-cell>
          <table:table-cell table:style-name="ce21" office:value-type="string">
            <text:p>Summe Block 2</text:p>
          </table:table-cell>
          <table:table-cell table:style-name="ce21" office:value-type="string">
            <text:p>Umfang Daten</text:p>
          </table:table-cell>
          <table:table-cell table:style-name="ce21" office:value-type="string">
            <text:p>offene Formate</text:p>
          </table:table-cell>
          <table:table-cell table:style-name="ce21" office:value-type="string">
            <text:p>Summe Block 3</text:p>
          </table:table-cell>
          <table:table-cell table:style-name="ce21" office:value-type="string">
            <text:p>Barrierefreiheit</text:p>
          </table:table-cell>
          <table:table-cell table:style-name="ce21" office:value-type="string">
            <text:p>Mehrsprachig</text:p>
          </table:table-cell>
          <table:table-cell table:style-name="ce21" office:value-type="string">
            <text:p>Usability, Design</text:p>
          </table:table-cell>
          <table:table-cell table:style-name="ce21" office:value-type="string">
            <text:p>Summe Block 4</text:p>
          </table:table-cell>
          <table:table-cell table:style-name="ce21" office:value-type="string">
            <text:p>Gesamtsumme</text:p>
          </table:table-cell>
        </table:table-row>
        <table:table-row table:style-name="ro2">
          <table:table-cell table:style-name="ce21" office:value-type="string">
            <text:p>Köl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aximalpunktzah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</table:table-row>
        <table:table-row table:number-rows-repeated="1" table:style-name="ro3"/>
        <table:table-row table:style-name="ro2">
          <table:table-cell table:style-name="ce21" office:value-type="string">
            <text:p>Kommune</text:p>
          </table:table-cell>
          <table:table-cell table:style-name="ce21" office:value-type="string">
            <text:p>Ratsinformationssystem</text:p>
          </table:table-cell>
          <table:table-cell table:style-name="ce21" office:value-type="string">
            <text:p>Zugriff RIS</text:p>
          </table:table-cell>
          <table:table-cell table:style-name="ce21" office:value-type="string">
            <text:p>Bürgerservice</text:p>
          </table:table-cell>
          <table:table-cell table:style-name="ce21" office:value-type="string">
            <text:p>Apps</text:p>
          </table:table-cell>
          <table:table-cell table:style-name="ce21" office:value-type="string">
            <text:p>Summe Block 1</text:p>
          </table:table-cell>
          <table:table-cell table:style-name="ce21" office:value-type="string">
            <text:p>Mängelmelder</text:p>
          </table:table-cell>
          <table:table-cell table:style-name="ce21" office:value-type="string">
            <text:p>Bürger-HH</text:p>
          </table:table-cell>
          <table:table-cell table:style-name="ce21" office:value-type="string">
            <text:p>Hinweise Beteiligung</text:p>
          </table:table-cell>
          <table:table-cell table:style-name="ce21" office:value-type="string">
            <text:p>Laufende Beteiligung</text:p>
          </table:table-cell>
          <table:table-cell table:style-name="ce21" office:value-type="string">
            <text:p>Soziale Medien</text:p>
          </table:table-cell>
          <table:table-cell table:style-name="ce21" office:value-type="string">
            <text:p>Summe Block 2</text:p>
          </table:table-cell>
          <table:table-cell table:style-name="ce21" office:value-type="string">
            <text:p>Umfang Daten</text:p>
          </table:table-cell>
          <table:table-cell table:style-name="ce21" office:value-type="string">
            <text:p>offene Formate</text:p>
          </table:table-cell>
          <table:table-cell table:style-name="ce21" office:value-type="string">
            <text:p>Summe Block 3</text:p>
          </table:table-cell>
          <table:table-cell table:style-name="ce21" office:value-type="string">
            <text:p>Barrierefreiheit</text:p>
          </table:table-cell>
          <table:table-cell table:style-name="ce21" office:value-type="string">
            <text:p>Mehrsprachig</text:p>
          </table:table-cell>
          <table:table-cell table:style-name="ce21" office:value-type="string">
            <text:p>Usability, Design</text:p>
          </table:table-cell>
          <table:table-cell table:style-name="ce21" office:value-type="string">
            <text:p>Summe Block 4</text:p>
          </table:table-cell>
          <table:table-cell table:style-name="ce21" office:value-type="string">
            <text:p>Gesamtsumme</text:p>
          </table:table-cell>
        </table:table-row>
        <table:table-row table:style-name="ro2">
          <table:table-cell table:style-name="ce21" office:value-type="string">
            <text:p>Bonn</text:p>
          </table:table-cell>
          <table:table-cell table:style-name="ce34" table:formula="oooc:=[.B4]/[.B6]" office:value-type="string">
            <text:p>100,00%</text:p>
          </table:table-cell>
          <table:table-cell table:style-name="ce34" table:formula="oooc:=[.C4]/[.C6]" office:value-type="string">
            <text:p>100,00%</text:p>
          </table:table-cell>
          <table:table-cell table:style-name="ce34" table:formula="oooc:=[.D4]/[.D6]" office:value-type="string">
            <text:p>66,67%</text:p>
          </table:table-cell>
          <table:table-cell table:style-name="ce34" table:formula="oooc:=[.E4]/[.E6]" office:value-type="string">
            <text:p>100,00%</text:p>
          </table:table-cell>
          <table:table-cell table:style-name="ce34" table:formula="oooc:=[.F4]/[.F6]" office:value-type="string">
            <text:p>84,62%</text:p>
          </table:table-cell>
          <table:table-cell table:style-name="ce34" table:formula="oooc:=[.G4]/[.G6]" office:value-type="string">
            <text:p>60,00%</text:p>
          </table:table-cell>
          <table:table-cell table:style-name="ce34" table:formula="oooc:=[.H4]/[.H6]" office:value-type="string">
            <text:p>100,00%</text:p>
          </table:table-cell>
          <table:table-cell table:style-name="ce34" table:formula="oooc:=[.I4]/[.I6]" office:value-type="string">
            <text:p>100,00%</text:p>
          </table:table-cell>
          <table:table-cell table:style-name="ce34" table:formula="oooc:=[.J4]/[.J6]" office:value-type="string">
            <text:p>0,00%</text:p>
          </table:table-cell>
          <table:table-cell table:style-name="ce34" table:formula="oooc:=[.K4]/[.K6]" office:value-type="string">
            <text:p>200,00%</text:p>
          </table:table-cell>
          <table:table-cell table:style-name="ce34" table:formula="oooc:=[.L4]/[.L6]" office:value-type="string">
            <text:p>76,92%</text:p>
          </table:table-cell>
          <table:table-cell table:style-name="ce34" table:formula="oooc:=[.M4]/[.M6]" office:value-type="string">
            <text:p>100,00%</text:p>
          </table:table-cell>
          <table:table-cell table:style-name="ce34" table:formula="oooc:=[.N4]/[.N6]" office:value-type="string">
            <text:p>100,00%</text:p>
          </table:table-cell>
          <table:table-cell table:style-name="ce34" table:formula="oooc:=[.O4]/[.O6]" office:value-type="string">
            <text:p>100,00%</text:p>
          </table:table-cell>
          <table:table-cell table:style-name="ce34" table:formula="oooc:=[.P4]/[.P6]" office:value-type="string">
            <text:p>0,00%</text:p>
          </table:table-cell>
          <table:table-cell table:style-name="ce34" table:formula="oooc:=[.Q4]/[.Q6]" office:value-type="string">
            <text:p>100,00%</text:p>
          </table:table-cell>
          <table:table-cell table:style-name="ce34" table:formula="oooc:=[.R4]/[.R6]" office:value-type="string">
            <text:p>150,00%</text:p>
          </table:table-cell>
          <table:table-cell table:style-name="ce34" table:formula="oooc:=[.S4]/[.S6]" office:value-type="string">
            <text:p>100,00%</text:p>
          </table:table-cell>
          <table:table-cell table:style-name="ce34" table:formula="oooc:=[.T4]/[.T6]" office:value-type="string">
            <text:p>86,49%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34" table:formula="oooc:=[.B5]/[.B6]" office:value-type="string">
            <text:p>100,00%</text:p>
          </table:table-cell>
          <table:table-cell table:style-name="ce34" table:formula="oooc:=[.C5]/[.C6]" office:value-type="string">
            <text:p>100,00%</text:p>
          </table:table-cell>
          <table:table-cell table:style-name="ce34" table:formula="oooc:=[.D5]/[.D6]" office:value-type="string">
            <text:p>33,33%</text:p>
          </table:table-cell>
          <table:table-cell table:style-name="ce34" table:formula="oooc:=[.E5]/[.E6]" office:value-type="string">
            <text:p>0,00%</text:p>
          </table:table-cell>
          <table:table-cell table:style-name="ce34" table:formula="oooc:=[.F5]/[.F6]" office:value-type="string">
            <text:p>46,15%</text:p>
          </table:table-cell>
          <table:table-cell table:style-name="ce34" table:formula="oooc:=[.G5]/[.G6]" office:value-type="string">
            <text:p>0,00%</text:p>
          </table:table-cell>
          <table:table-cell table:style-name="ce34" table:formula="oooc:=[.H5]/[.H6]" office:value-type="string">
            <text:p>0,00%</text:p>
          </table:table-cell>
          <table:table-cell table:style-name="ce34" table:formula="oooc:=[.I5]/[.I6]" office:value-type="string">
            <text:p>100,00%</text:p>
          </table:table-cell>
          <table:table-cell table:style-name="ce34" table:formula="oooc:=[.J5]/[.J6]" office:value-type="string">
            <text:p>50,00%</text:p>
          </table:table-cell>
          <table:table-cell table:style-name="ce34" table:formula="oooc:=[.K5]/[.K6]" office:value-type="string">
            <text:p>100,00%</text:p>
          </table:table-cell>
          <table:table-cell table:style-name="ce34" table:formula="oooc:=[.L5]/[.L6]" office:value-type="string">
            <text:p>30,77%</text:p>
          </table:table-cell>
          <table:table-cell table:style-name="ce34" table:formula="oooc:=[.M5]/[.M6]" office:value-type="string">
            <text:p>60,00%</text:p>
          </table:table-cell>
          <table:table-cell table:style-name="ce34" table:formula="oooc:=[.N5]/[.N6]" office:value-type="string">
            <text:p>0,00%</text:p>
          </table:table-cell>
          <table:table-cell table:style-name="ce34" table:formula="oooc:=[.O5]/[.O6]" office:value-type="string">
            <text:p>42,86%</text:p>
          </table:table-cell>
          <table:table-cell table:style-name="ce34" table:formula="oooc:=[.P5]/[.P6]" office:value-type="string">
            <text:p>0,00%</text:p>
          </table:table-cell>
          <table:table-cell table:style-name="ce34" table:formula="oooc:=[.Q5]/[.Q6]" office:value-type="string">
            <text:p>100,00%</text:p>
          </table:table-cell>
          <table:table-cell table:style-name="ce34" table:formula="oooc:=[.R5]/[.R6]" office:value-type="string">
            <text:p>50,00%</text:p>
          </table:table-cell>
          <table:table-cell table:style-name="ce34" table:formula="oooc:=[.S5]/[.S6]" office:value-type="string">
            <text:p>50,00%</text:p>
          </table:table-cell>
          <table:table-cell table:style-name="ce34" table:formula="oooc:=[.T5]/[.T6]" office:value-type="string">
            <text:p>40,54%</text:p>
          </table:table-cell>
        </table:table-row>
        <table:table-row table:style-name="ro2">
          <table:table-cell table:number-columns-repeated="20" table:style-name="ce21"/>
        </table:table-row>
      </table:table>
      <table:table table:name="Tabellenblatt3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Kreis</text:p>
          </table:table-cell>
          <table:table-cell table:style-name="ce21" office:value-type="string">
            <text:p>Kommune</text:p>
          </table:table-cell>
          <table:table-cell table:style-name="ce21" office:value-type="string">
            <text:p>Umfang Daten</text:p>
          </table:table-cell>
          <table:table-cell table:style-name="ce21" office:value-type="string">
            <text:p>offene Formate</text:p>
          </table:table-cell>
          <table:table-cell table:style-name="ce21" office:value-type="string">
            <text:p>Umfang Daten %</text:p>
          </table:table-cell>
          <table:table-cell table:style-name="ce21" office:value-type="string">
            <text:p>Formate %</text:p>
          </table:table-cell>
          <table:table-cell table:style-name="ce21" office:value-type="string">
            <text:p>Gesamt</text:p>
          </table:table-cell>
          <table:table-cell/>
          <table:table-cell table:style-name="ce21" office:value-type="string">
            <text:p>Umfang Daten</text:p>
          </table:table-cell>
          <table:table-cell table:style-name="ce21" office:value-type="string">
            <text:p>offene Formate</text:p>
          </table:table-cell>
          <table:table-cell table:style-name="ce21" office:value-type="string">
            <text:p>Umfang Daten %</text:p>
          </table:table-cell>
          <table:table-cell table:style-name="ce21" office:value-type="string">
            <text:p>Formate %</text:p>
          </table:table-cell>
          <table:table-cell table:style-name="ce21" office:value-type="string">
            <text:p>Gesamt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K”ln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formula="oooc:=[.C2]/5" office:value-type="string">
            <text:p>1</text:p>
          </table:table-cell>
          <table:table-cell table:formula="oooc:=[.D2]/2" office:value-type="string">
            <text:p>1</text:p>
          </table:table-cell>
          <table:table-cell table:formula="oooc:=([.E2]+[.F2])/2" office:value-type="string">
            <text:p>1</text:p>
          </table:table-cell>
          <table:table-cell table:style-name="ce35"/>
          <table:table-cell table:formula="oooc:=SUM([.C2:.C4000])/COUNT([.C2:.C4000])" office:value-type="string">
            <text:p>2,452020202</text:p>
          </table:table-cell>
          <table:table-cell table:formula="oooc:=SUM([.D2:.D4000])/COUNT([.D2:.D4000])" office:value-type="string">
            <text:p>0,06565656566</text:p>
          </table:table-cell>
          <table:table-cell table:formula="oooc:=SUM([.E2:.E4000])/COUNT([.E2:.E4000])" office:value-type="string">
            <text:p>0,4904040404</text:p>
          </table:table-cell>
          <table:table-cell table:formula="oooc:=SUM([.F2:.F4000])/COUNT([.F2:.F4000])" office:value-type="string">
            <text:p>0,03282828283</text:p>
          </table:table-cell>
          <table:table-cell table:formula="oooc:=SUM([.G2:.G4000])/COUNT([.G2:.G4000])" office:value-type="string">
            <text:p>0,2616161616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Bon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3]/5" office:value-type="string">
            <text:p>0,8</text:p>
          </table:table-cell>
          <table:table-cell table:formula="oooc:=[.D3]/2" office:value-type="string">
            <text:p>1</text:p>
          </table:table-cell>
          <table:table-cell table:formula="oooc:=([.E3]+[.F3])/2" office:value-type="string">
            <text:p>0,9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M�ns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4]/5" office:value-type="string">
            <text:p>0,8</text:p>
          </table:table-cell>
          <table:table-cell table:formula="oooc:=[.D4]/2" office:value-type="string">
            <text:p>1</text:p>
          </table:table-cell>
          <table:table-cell table:formula="oooc:=([.E4]+[.F4])/2" office:value-type="string">
            <text:p>0,9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Wuppertal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5]/5" office:value-type="string">
            <text:p>0,8</text:p>
          </table:table-cell>
          <table:table-cell table:formula="oooc:=[.D5]/2" office:value-type="string">
            <text:p>1</text:p>
          </table:table-cell>
          <table:table-cell table:formula="oooc:=([.E5]+[.F5])/2" office:value-type="string">
            <text:p>0,9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Arnsbe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6]/5" office:value-type="string">
            <text:p>0,8</text:p>
          </table:table-cell>
          <table:table-cell table:formula="oooc:=[.D6]/2" office:value-type="string">
            <text:p>1</text:p>
          </table:table-cell>
          <table:table-cell table:formula="oooc:=([.E6]+[.F6])/2" office:value-type="string">
            <text:p>0,9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Schmallenbe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7]/5" office:value-type="string">
            <text:p>0,8</text:p>
          </table:table-cell>
          <table:table-cell table:formula="oooc:=[.D7]/2" office:value-type="string">
            <text:p>1</text:p>
          </table:table-cell>
          <table:table-cell table:formula="oooc:=([.E7]+[.F7])/2" office:value-type="string">
            <text:p>0,9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Moer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formula="oooc:=[.C8]/5" office:value-type="string">
            <text:p>0,8</text:p>
          </table:table-cell>
          <table:table-cell table:formula="oooc:=[.D8]/2" office:value-type="string">
            <text:p>1</text:p>
          </table:table-cell>
          <table:table-cell table:formula="oooc:=([.E8]+[.F8])/2" office:value-type="string">
            <text:p>0,9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Bad M�nstereife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[.C9]/5" office:value-type="string">
            <text:p>0,6</text:p>
          </table:table-cell>
          <table:table-cell table:formula="oooc:=[.D9]/2" office:value-type="string">
            <text:p>1</text:p>
          </table:table-cell>
          <table:table-cell table:formula="oooc:=([.E9]+[.F9])/2" office:value-type="string">
            <text:p>0,8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Ols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[.C10]/5" office:value-type="string">
            <text:p>0,6</text:p>
          </table:table-cell>
          <table:table-cell table:formula="oooc:=[.D10]/2" office:value-type="string">
            <text:p>1</text:p>
          </table:table-cell>
          <table:table-cell table:formula="oooc:=([.E10]+[.F10])/2" office:value-type="string">
            <text:p>0,8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Sunde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[.C11]/5" office:value-type="string">
            <text:p>0,6</text:p>
          </table:table-cell>
          <table:table-cell table:formula="oooc:=[.D11]/2" office:value-type="string">
            <text:p>1</text:p>
          </table:table-cell>
          <table:table-cell table:formula="oooc:=([.E11]+[.F11])/2" office:value-type="string">
            <text:p>0,8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Bad Laasp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[.C12]/5" office:value-type="string">
            <text:p>0,6</text:p>
          </table:table-cell>
          <table:table-cell table:formula="oooc:=[.D12]/2" office:value-type="string">
            <text:p>1</text:p>
          </table:table-cell>
          <table:table-cell table:formula="oooc:=([.E12]+[.F12])/2" office:value-type="string">
            <text:p>0,8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Wer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[.C13]/5" office:value-type="string">
            <text:p>0,6</text:p>
          </table:table-cell>
          <table:table-cell table:formula="oooc:=[.D13]/2" office:value-type="string">
            <text:p>1</text:p>
          </table:table-cell>
          <table:table-cell table:formula="oooc:=([.E13]+[.F13])/2" office:value-type="string">
            <text:p>0,8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Welv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formula="oooc:=[.C14]/5" office:value-type="string">
            <text:p>0,4</text:p>
          </table:table-cell>
          <table:table-cell table:formula="oooc:=[.D14]/2" office:value-type="string">
            <text:p>1</text:p>
          </table:table-cell>
          <table:table-cell table:formula="oooc:=([.E14]+[.F14])/2" office:value-type="string">
            <text:p>0,7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Bielefel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formula="oooc:=[.C15]/5" office:value-type="string">
            <text:p>1</text:p>
          </table:table-cell>
          <table:table-cell table:formula="oooc:=[.D15]/2" office:value-type="string">
            <text:p>0</text:p>
          </table:table-cell>
          <table:table-cell table:formula="oooc:=([.E15]+[.F15])/2" office:value-type="string">
            <text:p>0,5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Hage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formula="oooc:=[.C16]/5" office:value-type="string">
            <text:p>1</text:p>
          </table:table-cell>
          <table:table-cell table:formula="oooc:=[.D16]/2" office:value-type="string">
            <text:p>0</text:p>
          </table:table-cell>
          <table:table-cell table:formula="oooc:=([.E16]+[.F16])/2" office:value-type="string">
            <text:p>0,5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Her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formula="oooc:=[.C17]/5" office:value-type="string">
            <text:p>1</text:p>
          </table:table-cell>
          <table:table-cell table:formula="oooc:=[.D17]/2" office:value-type="string">
            <text:p>0</text:p>
          </table:table-cell>
          <table:table-cell table:formula="oooc:=([.E17]+[.F17])/2" office:value-type="string">
            <text:p>0,5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G�tersloh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formula="oooc:=[.C18]/5" office:value-type="string">
            <text:p>1</text:p>
          </table:table-cell>
          <table:table-cell table:formula="oooc:=[.D18]/2" office:value-type="string">
            <text:p>0</text:p>
          </table:table-cell>
          <table:table-cell table:formula="oooc:=([.E18]+[.F18])/2" office:value-type="string">
            <text:p>0,5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Emsdette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formula="oooc:=[.C19]/5" office:value-type="string">
            <text:p>1</text:p>
          </table:table-cell>
          <table:table-cell table:formula="oooc:=[.D19]/2" office:value-type="string">
            <text:p>0</text:p>
          </table:table-cell>
          <table:table-cell table:formula="oooc:=([.E19]+[.F19])/2" office:value-type="string">
            <text:p>0,5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Aach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0]/5" office:value-type="string">
            <text:p>0,8</text:p>
          </table:table-cell>
          <table:table-cell table:formula="oooc:=[.D20]/2" office:value-type="string">
            <text:p>0</text:p>
          </table:table-cell>
          <table:table-cell table:formula="oooc:=([.E20]+[.F20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Bochu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1]/5" office:value-type="string">
            <text:p>0,8</text:p>
          </table:table-cell>
          <table:table-cell table:formula="oooc:=[.D21]/2" office:value-type="string">
            <text:p>0</text:p>
          </table:table-cell>
          <table:table-cell table:formula="oooc:=([.E21]+[.F21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Bottrop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2]/5" office:value-type="string">
            <text:p>0,8</text:p>
          </table:table-cell>
          <table:table-cell table:formula="oooc:=[.D22]/2" office:value-type="string">
            <text:p>0</text:p>
          </table:table-cell>
          <table:table-cell table:formula="oooc:=([.E22]+[.F22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Dortmun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3]/5" office:value-type="string">
            <text:p>0,8</text:p>
          </table:table-cell>
          <table:table-cell table:formula="oooc:=[.D23]/2" office:value-type="string">
            <text:p>0</text:p>
          </table:table-cell>
          <table:table-cell table:formula="oooc:=([.E23]+[.F23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Duisbu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4]/5" office:value-type="string">
            <text:p>0,8</text:p>
          </table:table-cell>
          <table:table-cell table:formula="oooc:=[.D24]/2" office:value-type="string">
            <text:p>0</text:p>
          </table:table-cell>
          <table:table-cell table:formula="oooc:=([.E24]+[.F24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D�sseldor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5]/5" office:value-type="string">
            <text:p>0,8</text:p>
          </table:table-cell>
          <table:table-cell table:formula="oooc:=[.D25]/2" office:value-type="string">
            <text:p>0</text:p>
          </table:table-cell>
          <table:table-cell table:formula="oooc:=([.E25]+[.F25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Ess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6]/5" office:value-type="string">
            <text:p>0,8</text:p>
          </table:table-cell>
          <table:table-cell table:formula="oooc:=[.D26]/2" office:value-type="string">
            <text:p>0</text:p>
          </table:table-cell>
          <table:table-cell table:formula="oooc:=([.E26]+[.F26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Gelsenkirch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7]/5" office:value-type="string">
            <text:p>0,8</text:p>
          </table:table-cell>
          <table:table-cell table:formula="oooc:=[.D27]/2" office:value-type="string">
            <text:p>0</text:p>
          </table:table-cell>
          <table:table-cell table:formula="oooc:=([.E27]+[.F27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Ham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8]/5" office:value-type="string">
            <text:p>0,8</text:p>
          </table:table-cell>
          <table:table-cell table:formula="oooc:=[.D28]/2" office:value-type="string">
            <text:p>0</text:p>
          </table:table-cell>
          <table:table-cell table:formula="oooc:=([.E28]+[.F28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Krefel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29]/5" office:value-type="string">
            <text:p>0,8</text:p>
          </table:table-cell>
          <table:table-cell table:formula="oooc:=[.D29]/2" office:value-type="string">
            <text:p>0</text:p>
          </table:table-cell>
          <table:table-cell table:formula="oooc:=([.E29]+[.F29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M�lheim an der Ruh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0]/5" office:value-type="string">
            <text:p>0,8</text:p>
          </table:table-cell>
          <table:table-cell table:formula="oooc:=[.D30]/2" office:value-type="string">
            <text:p>0</text:p>
          </table:table-cell>
          <table:table-cell table:formula="oooc:=([.E30]+[.F30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Oberhaus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1]/5" office:value-type="string">
            <text:p>0,8</text:p>
          </table:table-cell>
          <table:table-cell table:formula="oooc:=[.D31]/2" office:value-type="string">
            <text:p>0</text:p>
          </table:table-cell>
          <table:table-cell table:formula="oooc:=([.E31]+[.F31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Remschei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2]/5" office:value-type="string">
            <text:p>0,8</text:p>
          </table:table-cell>
          <table:table-cell table:formula="oooc:=[.D32]/2" office:value-type="string">
            <text:p>0</text:p>
          </table:table-cell>
          <table:table-cell table:formula="oooc:=([.E32]+[.F32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Soling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3]/5" office:value-type="string">
            <text:p>0,8</text:p>
          </table:table-cell>
          <table:table-cell table:formula="oooc:=[.D33]/2" office:value-type="string">
            <text:p>0</text:p>
          </table:table-cell>
          <table:table-cell table:formula="oooc:=([.E33]+[.F33])/2" office:value-type="string">
            <text:p>0,4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Bork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4]/5" office:value-type="string">
            <text:p>0,8</text:p>
          </table:table-cell>
          <table:table-cell table:formula="oooc:=[.D34]/2" office:value-type="string">
            <text:p>0</text:p>
          </table:table-cell>
          <table:table-cell table:formula="oooc:=([.E34]+[.F34])/2" office:value-type="string">
            <text:p>0,4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Bochol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5]/5" office:value-type="string">
            <text:p>0,8</text:p>
          </table:table-cell>
          <table:table-cell table:formula="oooc:=[.D35]/2" office:value-type="string">
            <text:p>0</text:p>
          </table:table-cell>
          <table:table-cell table:formula="oooc:=([.E35]+[.F35])/2" office:value-type="string">
            <text:p>0,4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Coesfel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6]/5" office:value-type="string">
            <text:p>0,8</text:p>
          </table:table-cell>
          <table:table-cell table:formula="oooc:=[.D36]/2" office:value-type="string">
            <text:p>0</text:p>
          </table:table-cell>
          <table:table-cell table:formula="oooc:=([.E36]+[.F36])/2" office:value-type="string">
            <text:p>0,4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D�r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7]/5" office:value-type="string">
            <text:p>0,8</text:p>
          </table:table-cell>
          <table:table-cell table:formula="oooc:=[.D37]/2" office:value-type="string">
            <text:p>0</text:p>
          </table:table-cell>
          <table:table-cell table:formula="oooc:=([.E37]+[.F37])/2" office:value-type="string">
            <text:p>0,4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Schwelm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8]/5" office:value-type="string">
            <text:p>0,8</text:p>
          </table:table-cell>
          <table:table-cell table:formula="oooc:=[.D38]/2" office:value-type="string">
            <text:p>0</text:p>
          </table:table-cell>
          <table:table-cell table:formula="oooc:=([.E38]+[.F38])/2" office:value-type="string">
            <text:p>0,4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Euskirch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39]/5" office:value-type="string">
            <text:p>0,8</text:p>
          </table:table-cell>
          <table:table-cell table:formula="oooc:=[.D39]/2" office:value-type="string">
            <text:p>0</text:p>
          </table:table-cell>
          <table:table-cell table:formula="oooc:=([.E39]+[.F39])/2" office:value-type="string">
            <text:p>0,4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Erkelenz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0]/5" office:value-type="string">
            <text:p>0,8</text:p>
          </table:table-cell>
          <table:table-cell table:formula="oooc:=[.D40]/2" office:value-type="string">
            <text:p>0</text:p>
          </table:table-cell>
          <table:table-cell table:formula="oooc:=([.E40]+[.F40])/2" office:value-type="string">
            <text:p>0,4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šbach-Palenbe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1]/5" office:value-type="string">
            <text:p>0,8</text:p>
          </table:table-cell>
          <table:table-cell table:formula="oooc:=[.D41]/2" office:value-type="string">
            <text:p>0</text:p>
          </table:table-cell>
          <table:table-cell table:formula="oooc:=([.E41]+[.F41])/2" office:value-type="string">
            <text:p>0,4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Herfor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2]/5" office:value-type="string">
            <text:p>0,8</text:p>
          </table:table-cell>
          <table:table-cell table:formula="oooc:=[.D42]/2" office:value-type="string">
            <text:p>0</text:p>
          </table:table-cell>
          <table:table-cell table:formula="oooc:=([.E42]+[.F42])/2" office:value-type="string">
            <text:p>0,4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Mesched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3]/5" office:value-type="string">
            <text:p>0,8</text:p>
          </table:table-cell>
          <table:table-cell table:formula="oooc:=[.D43]/2" office:value-type="string">
            <text:p>0</text:p>
          </table:table-cell>
          <table:table-cell table:formula="oooc:=([.E43]+[.F43])/2" office:value-type="string">
            <text:p>0,4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Marienm�ns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4]/5" office:value-type="string">
            <text:p>0,8</text:p>
          </table:table-cell>
          <table:table-cell table:formula="oooc:=[.D44]/2" office:value-type="string">
            <text:p>0</text:p>
          </table:table-cell>
          <table:table-cell table:formula="oooc:=([.E44]+[.F44])/2" office:value-type="string">
            <text:p>0,4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Detmol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5]/5" office:value-type="string">
            <text:p>0,8</text:p>
          </table:table-cell>
          <table:table-cell table:formula="oooc:=[.D45]/2" office:value-type="string">
            <text:p>0</text:p>
          </table:table-cell>
          <table:table-cell table:formula="oooc:=([.E45]+[.F45])/2" office:value-type="string">
            <text:p>0,4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Bad Salzufle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6]/5" office:value-type="string">
            <text:p>0,8</text:p>
          </table:table-cell>
          <table:table-cell table:formula="oooc:=[.D46]/2" office:value-type="string">
            <text:p>0</text:p>
          </table:table-cell>
          <table:table-cell table:formula="oooc:=([.E46]+[.F46])/2" office:value-type="string">
            <text:p>0,4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Lag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7]/5" office:value-type="string">
            <text:p>0,8</text:p>
          </table:table-cell>
          <table:table-cell table:formula="oooc:=[.D47]/2" office:value-type="string">
            <text:p>0</text:p>
          </table:table-cell>
          <table:table-cell table:formula="oooc:=([.E47]+[.F47])/2" office:value-type="string">
            <text:p>0,4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Hem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8]/5" office:value-type="string">
            <text:p>0,8</text:p>
          </table:table-cell>
          <table:table-cell table:formula="oooc:=[.D48]/2" office:value-type="string">
            <text:p>0</text:p>
          </table:table-cell>
          <table:table-cell table:formula="oooc:=([.E48]+[.F48])/2" office:value-type="string">
            <text:p>0,4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Gummersbach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49]/5" office:value-type="string">
            <text:p>0,8</text:p>
          </table:table-cell>
          <table:table-cell table:formula="oooc:=[.D49]/2" office:value-type="string">
            <text:p>0</text:p>
          </table:table-cell>
          <table:table-cell table:formula="oooc:=([.E49]+[.F49])/2" office:value-type="string">
            <text:p>0,4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Bergisch Gladbach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0]/5" office:value-type="string">
            <text:p>0,8</text:p>
          </table:table-cell>
          <table:table-cell table:formula="oooc:=[.D50]/2" office:value-type="string">
            <text:p>0</text:p>
          </table:table-cell>
          <table:table-cell table:formula="oooc:=([.E50]+[.F50])/2" office:value-type="string">
            <text:p>0,4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Bergheim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1]/5" office:value-type="string">
            <text:p>0,8</text:p>
          </table:table-cell>
          <table:table-cell table:formula="oooc:=[.D51]/2" office:value-type="string">
            <text:p>0</text:p>
          </table:table-cell>
          <table:table-cell table:formula="oooc:=([.E51]+[.F51])/2" office:value-type="string">
            <text:p>0,4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Troisdor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2]/5" office:value-type="string">
            <text:p>0,8</text:p>
          </table:table-cell>
          <table:table-cell table:formula="oooc:=[.D52]/2" office:value-type="string">
            <text:p>0</text:p>
          </table:table-cell>
          <table:table-cell table:formula="oooc:=([.E52]+[.F52])/2" office:value-type="string">
            <text:p>0,4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Steinfur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3]/5" office:value-type="string">
            <text:p>0,8</text:p>
          </table:table-cell>
          <table:table-cell table:formula="oooc:=[.D53]/2" office:value-type="string">
            <text:p>0</text:p>
          </table:table-cell>
          <table:table-cell table:formula="oooc:=([.E53]+[.F53])/2" office:value-type="string">
            <text:p>0,4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Unna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4]/5" office:value-type="string">
            <text:p>0,8</text:p>
          </table:table-cell>
          <table:table-cell table:formula="oooc:=[.D54]/2" office:value-type="string">
            <text:p>0</text:p>
          </table:table-cell>
          <table:table-cell table:formula="oooc:=([.E54]+[.F54])/2" office:value-type="string">
            <text:p>0,4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Everswinke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5]/5" office:value-type="string">
            <text:p>0,8</text:p>
          </table:table-cell>
          <table:table-cell table:formula="oooc:=[.D55]/2" office:value-type="string">
            <text:p>0</text:p>
          </table:table-cell>
          <table:table-cell table:formula="oooc:=([.E55]+[.F55])/2" office:value-type="string">
            <text:p>0,4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Wesel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[.C56]/5" office:value-type="string">
            <text:p>0,8</text:p>
          </table:table-cell>
          <table:table-cell table:formula="oooc:=[.D56]/2" office:value-type="string">
            <text:p>0</text:p>
          </table:table-cell>
          <table:table-cell table:formula="oooc:=([.E56]+[.F56])/2" office:value-type="string">
            <text:p>0,4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Leverku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57]/5" office:value-type="string">
            <text:p>0,6</text:p>
          </table:table-cell>
          <table:table-cell table:formula="oooc:=[.D57]/2" office:value-type="string">
            <text:p>0</text:p>
          </table:table-cell>
          <table:table-cell table:formula="oooc:=([.E57]+[.F57])/2" office:value-type="string">
            <text:p>0,3</text:p>
          </table:table-cell>
        </table:table-row>
        <table:table-row table:style-name="ro2">
          <table:table-cell table:style-name="ce21" office:value-type="string">
            <text:p>Kreisfrei</text:p>
          </table:table-cell>
          <table:table-cell table:style-name="ce21" office:value-type="string">
            <text:p>M”nchengladba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58]/5" office:value-type="string">
            <text:p>0,6</text:p>
          </table:table-cell>
          <table:table-cell table:formula="oooc:=[.D58]/2" office:value-type="string">
            <text:p>0</text:p>
          </table:table-cell>
          <table:table-cell table:formula="oooc:=([.E58]+[.F58])/2" office:value-type="string">
            <text:p>0,3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Simmerat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59]/5" office:value-type="string">
            <text:p>0,6</text:p>
          </table:table-cell>
          <table:table-cell table:formula="oooc:=[.D59]/2" office:value-type="string">
            <text:p>0</text:p>
          </table:table-cell>
          <table:table-cell table:formula="oooc:=([.E59]+[.F59])/2" office:value-type="string">
            <text:p>0,3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Als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0]/5" office:value-type="string">
            <text:p>0,6</text:p>
          </table:table-cell>
          <table:table-cell table:formula="oooc:=[.D60]/2" office:value-type="string">
            <text:p>0</text:p>
          </table:table-cell>
          <table:table-cell table:formula="oooc:=([.E60]+[.F60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Gesch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1]/5" office:value-type="string">
            <text:p>0,6</text:p>
          </table:table-cell>
          <table:table-cell table:formula="oooc:=[.D61]/2" office:value-type="string">
            <text:p>0</text:p>
          </table:table-cell>
          <table:table-cell table:formula="oooc:=([.E61]+[.F61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Grona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2]/5" office:value-type="string">
            <text:p>0,6</text:p>
          </table:table-cell>
          <table:table-cell table:formula="oooc:=[.D62]/2" office:value-type="string">
            <text:p>0</text:p>
          </table:table-cell>
          <table:table-cell table:formula="oooc:=([.E62]+[.F62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Hee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3]/5" office:value-type="string">
            <text:p>0,6</text:p>
          </table:table-cell>
          <table:table-cell table:formula="oooc:=[.D63]/2" office:value-type="string">
            <text:p>0</text:p>
          </table:table-cell>
          <table:table-cell table:formula="oooc:=([.E63]+[.F63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Heid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4]/5" office:value-type="string">
            <text:p>0,6</text:p>
          </table:table-cell>
          <table:table-cell table:formula="oooc:=[.D64]/2" office:value-type="string">
            <text:p>0</text:p>
          </table:table-cell>
          <table:table-cell table:formula="oooc:=([.E64]+[.F64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Isselbu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5]/5" office:value-type="string">
            <text:p>0,6</text:p>
          </table:table-cell>
          <table:table-cell table:formula="oooc:=[.D65]/2" office:value-type="string">
            <text:p>0</text:p>
          </table:table-cell>
          <table:table-cell table:formula="oooc:=([.E65]+[.F65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Raesfel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6]/5" office:value-type="string">
            <text:p>0,6</text:p>
          </table:table-cell>
          <table:table-cell table:formula="oooc:=[.D66]/2" office:value-type="string">
            <text:p>0</text:p>
          </table:table-cell>
          <table:table-cell table:formula="oooc:=([.E66]+[.F66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Rhe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7]/5" office:value-type="string">
            <text:p>0,6</text:p>
          </table:table-cell>
          <table:table-cell table:formula="oooc:=[.D67]/2" office:value-type="string">
            <text:p>0</text:p>
          </table:table-cell>
          <table:table-cell table:formula="oooc:=([.E67]+[.F67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Rek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8]/5" office:value-type="string">
            <text:p>0,6</text:p>
          </table:table-cell>
          <table:table-cell table:formula="oooc:=[.D68]/2" office:value-type="string">
            <text:p>0</text:p>
          </table:table-cell>
          <table:table-cell table:formula="oooc:=([.E68]+[.F68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Stadtloh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69]/5" office:value-type="string">
            <text:p>0,6</text:p>
          </table:table-cell>
          <table:table-cell table:formula="oooc:=[.D69]/2" office:value-type="string">
            <text:p>0</text:p>
          </table:table-cell>
          <table:table-cell table:formula="oooc:=([.E69]+[.F69])/2" office:value-type="string">
            <text:p>0,3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Vel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0]/5" office:value-type="string">
            <text:p>0,6</text:p>
          </table:table-cell>
          <table:table-cell table:formula="oooc:=[.D70]/2" office:value-type="string">
            <text:p>0</text:p>
          </table:table-cell>
          <table:table-cell table:formula="oooc:=([.E70]+[.F70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D�lm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1]/5" office:value-type="string">
            <text:p>0,6</text:p>
          </table:table-cell>
          <table:table-cell table:formula="oooc:=[.D71]/2" office:value-type="string">
            <text:p>0</text:p>
          </table:table-cell>
          <table:table-cell table:formula="oooc:=([.E71]+[.F71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Havixbe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2]/5" office:value-type="string">
            <text:p>0,6</text:p>
          </table:table-cell>
          <table:table-cell table:formula="oooc:=[.D72]/2" office:value-type="string">
            <text:p>0</text:p>
          </table:table-cell>
          <table:table-cell table:formula="oooc:=([.E72]+[.F72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L�dinghau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3]/5" office:value-type="string">
            <text:p>0,6</text:p>
          </table:table-cell>
          <table:table-cell table:formula="oooc:=[.D73]/2" office:value-type="string">
            <text:p>0</text:p>
          </table:table-cell>
          <table:table-cell table:formula="oooc:=([.E73]+[.F73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Nordkirch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4]/5" office:value-type="string">
            <text:p>0,6</text:p>
          </table:table-cell>
          <table:table-cell table:formula="oooc:=[.D74]/2" office:value-type="string">
            <text:p>0</text:p>
          </table:table-cell>
          <table:table-cell table:formula="oooc:=([.E74]+[.F74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Rosendah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5]/5" office:value-type="string">
            <text:p>0,6</text:p>
          </table:table-cell>
          <table:table-cell table:formula="oooc:=[.D75]/2" office:value-type="string">
            <text:p>0</text:p>
          </table:table-cell>
          <table:table-cell table:formula="oooc:=([.E75]+[.F75])/2" office:value-type="string">
            <text:p>0,3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Send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6]/5" office:value-type="string">
            <text:p>0,6</text:p>
          </table:table-cell>
          <table:table-cell table:formula="oooc:=[.D76]/2" office:value-type="string">
            <text:p>0</text:p>
          </table:table-cell>
          <table:table-cell table:formula="oooc:=([.E76]+[.F76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Aldenhov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7]/5" office:value-type="string">
            <text:p>0,6</text:p>
          </table:table-cell>
          <table:table-cell table:formula="oooc:=[.D77]/2" office:value-type="string">
            <text:p>0</text:p>
          </table:table-cell>
          <table:table-cell table:formula="oooc:=([.E77]+[.F77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H�rtgenwal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8]/5" office:value-type="string">
            <text:p>0,6</text:p>
          </table:table-cell>
          <table:table-cell table:formula="oooc:=[.D78]/2" office:value-type="string">
            <text:p>0</text:p>
          </table:table-cell>
          <table:table-cell table:formula="oooc:=([.E78]+[.F78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J�l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79]/5" office:value-type="string">
            <text:p>0,6</text:p>
          </table:table-cell>
          <table:table-cell table:formula="oooc:=[.D79]/2" office:value-type="string">
            <text:p>0</text:p>
          </table:table-cell>
          <table:table-cell table:formula="oooc:=([.E79]+[.F79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Kreuza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0]/5" office:value-type="string">
            <text:p>0,6</text:p>
          </table:table-cell>
          <table:table-cell table:formula="oooc:=[.D80]/2" office:value-type="string">
            <text:p>0</text:p>
          </table:table-cell>
          <table:table-cell table:formula="oooc:=([.E80]+[.F80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Langerwe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1]/5" office:value-type="string">
            <text:p>0,6</text:p>
          </table:table-cell>
          <table:table-cell table:formula="oooc:=[.D81]/2" office:value-type="string">
            <text:p>0</text:p>
          </table:table-cell>
          <table:table-cell table:formula="oooc:=([.E81]+[.F81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Nideg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2]/5" office:value-type="string">
            <text:p>0,6</text:p>
          </table:table-cell>
          <table:table-cell table:formula="oooc:=[.D82]/2" office:value-type="string">
            <text:p>0</text:p>
          </table:table-cell>
          <table:table-cell table:formula="oooc:=([.E82]+[.F82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N”rven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3]/5" office:value-type="string">
            <text:p>0,6</text:p>
          </table:table-cell>
          <table:table-cell table:formula="oooc:=[.D83]/2" office:value-type="string">
            <text:p>0</text:p>
          </table:table-cell>
          <table:table-cell table:formula="oooc:=([.E83]+[.F83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Titz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4]/5" office:value-type="string">
            <text:p>0,6</text:p>
          </table:table-cell>
          <table:table-cell table:formula="oooc:=[.D84]/2" office:value-type="string">
            <text:p>0</text:p>
          </table:table-cell>
          <table:table-cell table:formula="oooc:=([.E84]+[.F84])/2" office:value-type="string">
            <text:p>0,3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Vettweiá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5]/5" office:value-type="string">
            <text:p>0,6</text:p>
          </table:table-cell>
          <table:table-cell table:formula="oooc:=[.D85]/2" office:value-type="string">
            <text:p>0</text:p>
          </table:table-cell>
          <table:table-cell table:formula="oooc:=([.E85]+[.F85])/2" office:value-type="string">
            <text:p>0,3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Herdeck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6]/5" office:value-type="string">
            <text:p>0,6</text:p>
          </table:table-cell>
          <table:table-cell table:formula="oooc:=[.D86]/2" office:value-type="string">
            <text:p>0</text:p>
          </table:table-cell>
          <table:table-cell table:formula="oooc:=([.E86]+[.F86])/2" office:value-type="string">
            <text:p>0,3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Kal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7]/5" office:value-type="string">
            <text:p>0,6</text:p>
          </table:table-cell>
          <table:table-cell table:formula="oooc:=[.D87]/2" office:value-type="string">
            <text:p>0</text:p>
          </table:table-cell>
          <table:table-cell table:formula="oooc:=([.E87]+[.F87])/2" office:value-type="string">
            <text:p>0,3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Mechern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8]/5" office:value-type="string">
            <text:p>0,6</text:p>
          </table:table-cell>
          <table:table-cell table:formula="oooc:=[.D88]/2" office:value-type="string">
            <text:p>0</text:p>
          </table:table-cell>
          <table:table-cell table:formula="oooc:=([.E88]+[.F88])/2" office:value-type="string">
            <text:p>0,3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Nettershei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89]/5" office:value-type="string">
            <text:p>0,6</text:p>
          </table:table-cell>
          <table:table-cell table:formula="oooc:=[.D89]/2" office:value-type="string">
            <text:p>0</text:p>
          </table:table-cell>
          <table:table-cell table:formula="oooc:=([.E89]+[.F89])/2" office:value-type="string">
            <text:p>0,3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Weilerswis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0]/5" office:value-type="string">
            <text:p>0,6</text:p>
          </table:table-cell>
          <table:table-cell table:formula="oooc:=[.D90]/2" office:value-type="string">
            <text:p>0</text:p>
          </table:table-cell>
          <table:table-cell table:formula="oooc:=([.E90]+[.F90])/2" office:value-type="string">
            <text:p>0,3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Z�lp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1]/5" office:value-type="string">
            <text:p>0,6</text:p>
          </table:table-cell>
          <table:table-cell table:formula="oooc:=[.D91]/2" office:value-type="string">
            <text:p>0</text:p>
          </table:table-cell>
          <table:table-cell table:formula="oooc:=([.E91]+[.F91])/2" office:value-type="string">
            <text:p>0,3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Ha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2]/5" office:value-type="string">
            <text:p>0,6</text:p>
          </table:table-cell>
          <table:table-cell table:formula="oooc:=[.D92]/2" office:value-type="string">
            <text:p>0</text:p>
          </table:table-cell>
          <table:table-cell table:formula="oooc:=([.E92]+[.F92])/2" office:value-type="string">
            <text:p>0,3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Rheda-Wiedenbr�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3]/5" office:value-type="string">
            <text:p>0,6</text:p>
          </table:table-cell>
          <table:table-cell table:formula="oooc:=[.D93]/2" office:value-type="string">
            <text:p>0</text:p>
          </table:table-cell>
          <table:table-cell table:formula="oooc:=([.E93]+[.F93])/2" office:value-type="string">
            <text:p>0,3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Riet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4]/5" office:value-type="string">
            <text:p>0,6</text:p>
          </table:table-cell>
          <table:table-cell table:formula="oooc:=[.D94]/2" office:value-type="string">
            <text:p>0</text:p>
          </table:table-cell>
          <table:table-cell table:formula="oooc:=([.E94]+[.F94])/2" office:value-type="string">
            <text:p>0,3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Werth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5]/5" office:value-type="string">
            <text:p>0,6</text:p>
          </table:table-cell>
          <table:table-cell table:formula="oooc:=[.D95]/2" office:value-type="string">
            <text:p>0</text:p>
          </table:table-cell>
          <table:table-cell table:formula="oooc:=([.E95]+[.F95])/2" office:value-type="string">
            <text:p>0,3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H�ckelhov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6]/5" office:value-type="string">
            <text:p>0,6</text:p>
          </table:table-cell>
          <table:table-cell table:formula="oooc:=[.D96]/2" office:value-type="string">
            <text:p>0</text:p>
          </table:table-cell>
          <table:table-cell table:formula="oooc:=([.E96]+[.F96])/2" office:value-type="string">
            <text:p>0,3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Waldfeuch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7]/5" office:value-type="string">
            <text:p>0,6</text:p>
          </table:table-cell>
          <table:table-cell table:formula="oooc:=[.D97]/2" office:value-type="string">
            <text:p>0</text:p>
          </table:table-cell>
          <table:table-cell table:formula="oooc:=([.E97]+[.F97])/2" office:value-type="string">
            <text:p>0,3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Wassen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8]/5" office:value-type="string">
            <text:p>0,6</text:p>
          </table:table-cell>
          <table:table-cell table:formula="oooc:=[.D98]/2" office:value-type="string">
            <text:p>0</text:p>
          </table:table-cell>
          <table:table-cell table:formula="oooc:=([.E98]+[.F98])/2" office:value-type="string">
            <text:p>0,3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Eng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99]/5" office:value-type="string">
            <text:p>0,6</text:p>
          </table:table-cell>
          <table:table-cell table:formula="oooc:=[.D99]/2" office:value-type="string">
            <text:p>0</text:p>
          </table:table-cell>
          <table:table-cell table:formula="oooc:=([.E99]+[.F99])/2" office:value-type="string">
            <text:p>0,3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Kirchlenge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0]/5" office:value-type="string">
            <text:p>0,6</text:p>
          </table:table-cell>
          <table:table-cell table:formula="oooc:=[.D100]/2" office:value-type="string">
            <text:p>0</text:p>
          </table:table-cell>
          <table:table-cell table:formula="oooc:=([.E100]+[.F100])/2" office:value-type="string">
            <text:p>0,3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L”h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1]/5" office:value-type="string">
            <text:p>0,6</text:p>
          </table:table-cell>
          <table:table-cell table:formula="oooc:=[.D101]/2" office:value-type="string">
            <text:p>0</text:p>
          </table:table-cell>
          <table:table-cell table:formula="oooc:=([.E101]+[.F101])/2" office:value-type="string">
            <text:p>0,3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Hallen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2]/5" office:value-type="string">
            <text:p>0,6</text:p>
          </table:table-cell>
          <table:table-cell table:formula="oooc:=[.D102]/2" office:value-type="string">
            <text:p>0</text:p>
          </table:table-cell>
          <table:table-cell table:formula="oooc:=([.E102]+[.F102])/2" office:value-type="string">
            <text:p>0,3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Winter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3]/5" office:value-type="string">
            <text:p>0,6</text:p>
          </table:table-cell>
          <table:table-cell table:formula="oooc:=[.D103]/2" office:value-type="string">
            <text:p>0</text:p>
          </table:table-cell>
          <table:table-cell table:formula="oooc:=([.E103]+[.F103])/2" office:value-type="string">
            <text:p>0,3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H”xt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4]/5" office:value-type="string">
            <text:p>0,6</text:p>
          </table:table-cell>
          <table:table-cell table:formula="oooc:=[.D104]/2" office:value-type="string">
            <text:p>0</text:p>
          </table:table-cell>
          <table:table-cell table:formula="oooc:=([.E104]+[.F104])/2" office:value-type="string">
            <text:p>0,3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Brakel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5]/5" office:value-type="string">
            <text:p>0,6</text:p>
          </table:table-cell>
          <table:table-cell table:formula="oooc:=[.D105]/2" office:value-type="string">
            <text:p>0</text:p>
          </table:table-cell>
          <table:table-cell table:formula="oooc:=([.E105]+[.F105])/2" office:value-type="string">
            <text:p>0,3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Niehei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6]/5" office:value-type="string">
            <text:p>0,6</text:p>
          </table:table-cell>
          <table:table-cell table:formula="oooc:=[.D106]/2" office:value-type="string">
            <text:p>0</text:p>
          </table:table-cell>
          <table:table-cell table:formula="oooc:=([.E106]+[.F106])/2" office:value-type="string">
            <text:p>0,3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Steinhei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7]/5" office:value-type="string">
            <text:p>0,6</text:p>
          </table:table-cell>
          <table:table-cell table:formula="oooc:=[.D107]/2" office:value-type="string">
            <text:p>0</text:p>
          </table:table-cell>
          <table:table-cell table:formula="oooc:=([.E107]+[.F107])/2" office:value-type="string">
            <text:p>0,3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Willebades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8]/5" office:value-type="string">
            <text:p>0,6</text:p>
          </table:table-cell>
          <table:table-cell table:formula="oooc:=[.D108]/2" office:value-type="string">
            <text:p>0</text:p>
          </table:table-cell>
          <table:table-cell table:formula="oooc:=([.E108]+[.F108])/2" office:value-type="string">
            <text:p>0,3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Klev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09]/5" office:value-type="string">
            <text:p>0,6</text:p>
          </table:table-cell>
          <table:table-cell table:formula="oooc:=[.D109]/2" office:value-type="string">
            <text:p>0</text:p>
          </table:table-cell>
          <table:table-cell table:formula="oooc:=([.E109]+[.F109])/2" office:value-type="string">
            <text:p>0,3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Issu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0]/5" office:value-type="string">
            <text:p>0,6</text:p>
          </table:table-cell>
          <table:table-cell table:formula="oooc:=[.D110]/2" office:value-type="string">
            <text:p>0</text:p>
          </table:table-cell>
          <table:table-cell table:formula="oooc:=([.E110]+[.F110])/2" office:value-type="string">
            <text:p>0,3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Kevela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1]/5" office:value-type="string">
            <text:p>0,6</text:p>
          </table:table-cell>
          <table:table-cell table:formula="oooc:=[.D111]/2" office:value-type="string">
            <text:p>0</text:p>
          </table:table-cell>
          <table:table-cell table:formula="oooc:=([.E111]+[.F111])/2" office:value-type="string">
            <text:p>0,3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Strael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2]/5" office:value-type="string">
            <text:p>0,6</text:p>
          </table:table-cell>
          <table:table-cell table:formula="oooc:=[.D112]/2" office:value-type="string">
            <text:p>0</text:p>
          </table:table-cell>
          <table:table-cell table:formula="oooc:=([.E112]+[.F112])/2" office:value-type="string">
            <text:p>0,3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Uede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3]/5" office:value-type="string">
            <text:p>0,6</text:p>
          </table:table-cell>
          <table:table-cell table:formula="oooc:=[.D113]/2" office:value-type="string">
            <text:p>0</text:p>
          </table:table-cell>
          <table:table-cell table:formula="oooc:=([.E113]+[.F113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August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4]/5" office:value-type="string">
            <text:p>0,6</text:p>
          </table:table-cell>
          <table:table-cell table:formula="oooc:=[.D114]/2" office:value-type="string">
            <text:p>0</text:p>
          </table:table-cell>
          <table:table-cell table:formula="oooc:=([.E114]+[.F114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Barntrup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5]/5" office:value-type="string">
            <text:p>0,6</text:p>
          </table:table-cell>
          <table:table-cell table:formula="oooc:=[.D115]/2" office:value-type="string">
            <text:p>0</text:p>
          </table:table-cell>
          <table:table-cell table:formula="oooc:=([.E115]+[.F115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Blom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6]/5" office:value-type="string">
            <text:p>0,6</text:p>
          </table:table-cell>
          <table:table-cell table:formula="oooc:=[.D116]/2" office:value-type="string">
            <text:p>0</text:p>
          </table:table-cell>
          <table:table-cell table:formula="oooc:=([.E116]+[.F116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D”rentrup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7]/5" office:value-type="string">
            <text:p>0,6</text:p>
          </table:table-cell>
          <table:table-cell table:formula="oooc:=[.D117]/2" office:value-type="string">
            <text:p>0</text:p>
          </table:table-cell>
          <table:table-cell table:formula="oooc:=([.E117]+[.F117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Kalle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8]/5" office:value-type="string">
            <text:p>0,6</text:p>
          </table:table-cell>
          <table:table-cell table:formula="oooc:=[.D118]/2" office:value-type="string">
            <text:p>0</text:p>
          </table:table-cell>
          <table:table-cell table:formula="oooc:=([.E118]+[.F118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Lemgo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19]/5" office:value-type="string">
            <text:p>0,6</text:p>
          </table:table-cell>
          <table:table-cell table:formula="oooc:=[.D119]/2" office:value-type="string">
            <text:p>0</text:p>
          </table:table-cell>
          <table:table-cell table:formula="oooc:=([.E119]+[.F119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Leopoldsh”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0]/5" office:value-type="string">
            <text:p>0,6</text:p>
          </table:table-cell>
          <table:table-cell table:formula="oooc:=[.D120]/2" office:value-type="string">
            <text:p>0</text:p>
          </table:table-cell>
          <table:table-cell table:formula="oooc:=([.E120]+[.F120])/2" office:value-type="string">
            <text:p>0,3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L�g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1]/5" office:value-type="string">
            <text:p>0,6</text:p>
          </table:table-cell>
          <table:table-cell table:formula="oooc:=[.D121]/2" office:value-type="string">
            <text:p>0</text:p>
          </table:table-cell>
          <table:table-cell table:formula="oooc:=([.E121]+[.F121])/2" office:value-type="string">
            <text:p>0,3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L�denschei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2]/5" office:value-type="string">
            <text:p>0,6</text:p>
          </table:table-cell>
          <table:table-cell table:formula="oooc:=[.D122]/2" office:value-type="string">
            <text:p>0</text:p>
          </table:table-cell>
          <table:table-cell table:formula="oooc:=([.E122]+[.F122])/2" office:value-type="string">
            <text:p>0,3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Mettman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3]/5" office:value-type="string">
            <text:p>0,6</text:p>
          </table:table-cell>
          <table:table-cell table:formula="oooc:=[.D123]/2" office:value-type="string">
            <text:p>0</text:p>
          </table:table-cell>
          <table:table-cell table:formula="oooc:=([.E123]+[.F123])/2" office:value-type="string">
            <text:p>0,3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Velbert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4]/5" office:value-type="string">
            <text:p>0,6</text:p>
          </table:table-cell>
          <table:table-cell table:formula="oooc:=[.D124]/2" office:value-type="string">
            <text:p>0</text:p>
          </table:table-cell>
          <table:table-cell table:formula="oooc:=([.E124]+[.F124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Mind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5]/5" office:value-type="string">
            <text:p>0,6</text:p>
          </table:table-cell>
          <table:table-cell table:formula="oooc:=[.D125]/2" office:value-type="string">
            <text:p>0</text:p>
          </table:table-cell>
          <table:table-cell table:formula="oooc:=([.E125]+[.F125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Bad Oeynhau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6]/5" office:value-type="string">
            <text:p>0,6</text:p>
          </table:table-cell>
          <table:table-cell table:formula="oooc:=[.D126]/2" office:value-type="string">
            <text:p>0</text:p>
          </table:table-cell>
          <table:table-cell table:formula="oooc:=([.E126]+[.F126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Hill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7]/5" office:value-type="string">
            <text:p>0,6</text:p>
          </table:table-cell>
          <table:table-cell table:formula="oooc:=[.D127]/2" office:value-type="string">
            <text:p>0</text:p>
          </table:table-cell>
          <table:table-cell table:formula="oooc:=([.E127]+[.F127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L�bbeck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8]/5" office:value-type="string">
            <text:p>0,6</text:p>
          </table:table-cell>
          <table:table-cell table:formula="oooc:=[.D128]/2" office:value-type="string">
            <text:p>0</text:p>
          </table:table-cell>
          <table:table-cell table:formula="oooc:=([.E128]+[.F128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Petersha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29]/5" office:value-type="string">
            <text:p>0,6</text:p>
          </table:table-cell>
          <table:table-cell table:formula="oooc:=[.D129]/2" office:value-type="string">
            <text:p>0</text:p>
          </table:table-cell>
          <table:table-cell table:formula="oooc:=([.E129]+[.F129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Porta Westfalica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0]/5" office:value-type="string">
            <text:p>0,6</text:p>
          </table:table-cell>
          <table:table-cell table:formula="oooc:=[.D130]/2" office:value-type="string">
            <text:p>0</text:p>
          </table:table-cell>
          <table:table-cell table:formula="oooc:=([.E130]+[.F130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Preuáisch Olden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1]/5" office:value-type="string">
            <text:p>0,6</text:p>
          </table:table-cell>
          <table:table-cell table:formula="oooc:=[.D131]/2" office:value-type="string">
            <text:p>0</text:p>
          </table:table-cell>
          <table:table-cell table:formula="oooc:=([.E131]+[.F131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Rhad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2]/5" office:value-type="string">
            <text:p>0,6</text:p>
          </table:table-cell>
          <table:table-cell table:formula="oooc:=[.D132]/2" office:value-type="string">
            <text:p>0</text:p>
          </table:table-cell>
          <table:table-cell table:formula="oooc:=([.E132]+[.F132])/2" office:value-type="string">
            <text:p>0,3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Stemwe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3]/5" office:value-type="string">
            <text:p>0,6</text:p>
          </table:table-cell>
          <table:table-cell table:formula="oooc:=[.D133]/2" office:value-type="string">
            <text:p>0</text:p>
          </table:table-cell>
          <table:table-cell table:formula="oooc:=([.E133]+[.F133])/2" office:value-type="string">
            <text:p>0,3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Morsba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4]/5" office:value-type="string">
            <text:p>0,6</text:p>
          </table:table-cell>
          <table:table-cell table:formula="oooc:=[.D134]/2" office:value-type="string">
            <text:p>0</text:p>
          </table:table-cell>
          <table:table-cell table:formula="oooc:=([.E134]+[.F134])/2" office:value-type="string">
            <text:p>0,3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Reichsho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5]/5" office:value-type="string">
            <text:p>0,6</text:p>
          </table:table-cell>
          <table:table-cell table:formula="oooc:=[.D135]/2" office:value-type="string">
            <text:p>0</text:p>
          </table:table-cell>
          <table:table-cell table:formula="oooc:=([.E135]+[.F135])/2" office:value-type="string">
            <text:p>0,3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Wipperf�rt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6]/5" office:value-type="string">
            <text:p>0,6</text:p>
          </table:table-cell>
          <table:table-cell table:formula="oooc:=[.D136]/2" office:value-type="string">
            <text:p>0</text:p>
          </table:table-cell>
          <table:table-cell table:formula="oooc:=([.E136]+[.F136])/2" office:value-type="string">
            <text:p>0,3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Olp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7]/5" office:value-type="string">
            <text:p>0,6</text:p>
          </table:table-cell>
          <table:table-cell table:formula="oooc:=[.D137]/2" office:value-type="string">
            <text:p>0</text:p>
          </table:table-cell>
          <table:table-cell table:formula="oooc:=([.E137]+[.F137])/2" office:value-type="string">
            <text:p>0,3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Attendo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8]/5" office:value-type="string">
            <text:p>0,6</text:p>
          </table:table-cell>
          <table:table-cell table:formula="oooc:=[.D138]/2" office:value-type="string">
            <text:p>0</text:p>
          </table:table-cell>
          <table:table-cell table:formula="oooc:=([.E138]+[.F138])/2" office:value-type="string">
            <text:p>0,3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Kirchhunde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39]/5" office:value-type="string">
            <text:p>0,6</text:p>
          </table:table-cell>
          <table:table-cell table:formula="oooc:=[.D139]/2" office:value-type="string">
            <text:p>0</text:p>
          </table:table-cell>
          <table:table-cell table:formula="oooc:=([.E139]+[.F139])/2" office:value-type="string">
            <text:p>0,3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Paderbo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0]/5" office:value-type="string">
            <text:p>0,6</text:p>
          </table:table-cell>
          <table:table-cell table:formula="oooc:=[.D140]/2" office:value-type="string">
            <text:p>0</text:p>
          </table:table-cell>
          <table:table-cell table:formula="oooc:=([.E140]+[.F140])/2" office:value-type="string">
            <text:p>0,3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Altenbek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1]/5" office:value-type="string">
            <text:p>0,6</text:p>
          </table:table-cell>
          <table:table-cell table:formula="oooc:=[.D141]/2" office:value-type="string">
            <text:p>0</text:p>
          </table:table-cell>
          <table:table-cell table:formula="oooc:=([.E141]+[.F141])/2" office:value-type="string">
            <text:p>0,3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Borche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2]/5" office:value-type="string">
            <text:p>0,6</text:p>
          </table:table-cell>
          <table:table-cell table:formula="oooc:=[.D142]/2" office:value-type="string">
            <text:p>0</text:p>
          </table:table-cell>
          <table:table-cell table:formula="oooc:=([.E142]+[.F142])/2" office:value-type="string">
            <text:p>0,3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Delbr�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3]/5" office:value-type="string">
            <text:p>0,6</text:p>
          </table:table-cell>
          <table:table-cell table:formula="oooc:=[.D143]/2" office:value-type="string">
            <text:p>0</text:p>
          </table:table-cell>
          <table:table-cell table:formula="oooc:=([.E143]+[.F143])/2" office:value-type="string">
            <text:p>0,3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H”velho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4]/5" office:value-type="string">
            <text:p>0,6</text:p>
          </table:table-cell>
          <table:table-cell table:formula="oooc:=[.D144]/2" office:value-type="string">
            <text:p>0</text:p>
          </table:table-cell>
          <table:table-cell table:formula="oooc:=([.E144]+[.F144])/2" office:value-type="string">
            <text:p>0,3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Recklinghau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5]/5" office:value-type="string">
            <text:p>0,6</text:p>
          </table:table-cell>
          <table:table-cell table:formula="oooc:=[.D145]/2" office:value-type="string">
            <text:p>0</text:p>
          </table:table-cell>
          <table:table-cell table:formula="oooc:=([.E145]+[.F145])/2" office:value-type="string">
            <text:p>0,3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Castrop-Rauxe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6]/5" office:value-type="string">
            <text:p>0,6</text:p>
          </table:table-cell>
          <table:table-cell table:formula="oooc:=[.D146]/2" office:value-type="string">
            <text:p>0</text:p>
          </table:table-cell>
          <table:table-cell table:formula="oooc:=([.E146]+[.F146])/2" office:value-type="string">
            <text:p>0,3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Gladbe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7]/5" office:value-type="string">
            <text:p>0,6</text:p>
          </table:table-cell>
          <table:table-cell table:formula="oooc:=[.D147]/2" office:value-type="string">
            <text:p>0</text:p>
          </table:table-cell>
          <table:table-cell table:formula="oooc:=([.E147]+[.F147])/2" office:value-type="string">
            <text:p>0,3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Leichlin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8]/5" office:value-type="string">
            <text:p>0,6</text:p>
          </table:table-cell>
          <table:table-cell table:formula="oooc:=[.D148]/2" office:value-type="string">
            <text:p>0</text:p>
          </table:table-cell>
          <table:table-cell table:formula="oooc:=([.E148]+[.F148])/2" office:value-type="string">
            <text:p>0,3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Odenth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49]/5" office:value-type="string">
            <text:p>0,6</text:p>
          </table:table-cell>
          <table:table-cell table:formula="oooc:=[.D149]/2" office:value-type="string">
            <text:p>0</text:p>
          </table:table-cell>
          <table:table-cell table:formula="oooc:=([.E149]+[.F149])/2" office:value-type="string">
            <text:p>0,3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Overat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0]/5" office:value-type="string">
            <text:p>0,6</text:p>
          </table:table-cell>
          <table:table-cell table:formula="oooc:=[.D150]/2" office:value-type="string">
            <text:p>0</text:p>
          </table:table-cell>
          <table:table-cell table:formula="oooc:=([.E150]+[.F150])/2" office:value-type="string">
            <text:p>0,3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R”srat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1]/5" office:value-type="string">
            <text:p>0,6</text:p>
          </table:table-cell>
          <table:table-cell table:formula="oooc:=[.D151]/2" office:value-type="string">
            <text:p>0</text:p>
          </table:table-cell>
          <table:table-cell table:formula="oooc:=([.E151]+[.F151])/2" office:value-type="string">
            <text:p>0,3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Br�h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2]/5" office:value-type="string">
            <text:p>0,6</text:p>
          </table:table-cell>
          <table:table-cell table:formula="oooc:=[.D152]/2" office:value-type="string">
            <text:p>0</text:p>
          </table:table-cell>
          <table:table-cell table:formula="oooc:=([.E152]+[.F152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Neus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3]/5" office:value-type="string">
            <text:p>0,6</text:p>
          </table:table-cell>
          <table:table-cell table:formula="oooc:=[.D153]/2" office:value-type="string">
            <text:p>0</text:p>
          </table:table-cell>
          <table:table-cell table:formula="oooc:=([.E153]+[.F153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Grevenbro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4]/5" office:value-type="string">
            <text:p>0,6</text:p>
          </table:table-cell>
          <table:table-cell table:formula="oooc:=[.D154]/2" office:value-type="string">
            <text:p>0</text:p>
          </table:table-cell>
          <table:table-cell table:formula="oooc:=([.E154]+[.F154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Dorma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5]/5" office:value-type="string">
            <text:p>0,6</text:p>
          </table:table-cell>
          <table:table-cell table:formula="oooc:=[.D155]/2" office:value-type="string">
            <text:p>0</text:p>
          </table:table-cell>
          <table:table-cell table:formula="oooc:=([.E155]+[.F155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J�ch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6]/5" office:value-type="string">
            <text:p>0,6</text:p>
          </table:table-cell>
          <table:table-cell table:formula="oooc:=[.D156]/2" office:value-type="string">
            <text:p>0</text:p>
          </table:table-cell>
          <table:table-cell table:formula="oooc:=([.E156]+[.F156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Kaars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7]/5" office:value-type="string">
            <text:p>0,6</text:p>
          </table:table-cell>
          <table:table-cell table:formula="oooc:=[.D157]/2" office:value-type="string">
            <text:p>0</text:p>
          </table:table-cell>
          <table:table-cell table:formula="oooc:=([.E157]+[.F157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Korschenbro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8]/5" office:value-type="string">
            <text:p>0,6</text:p>
          </table:table-cell>
          <table:table-cell table:formula="oooc:=[.D158]/2" office:value-type="string">
            <text:p>0</text:p>
          </table:table-cell>
          <table:table-cell table:formula="oooc:=([.E158]+[.F158])/2" office:value-type="string">
            <text:p>0,3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Meerbus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59]/5" office:value-type="string">
            <text:p>0,6</text:p>
          </table:table-cell>
          <table:table-cell table:formula="oooc:=[.D159]/2" office:value-type="string">
            <text:p>0</text:p>
          </table:table-cell>
          <table:table-cell table:formula="oooc:=([.E159]+[.F159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Siegbu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0]/5" office:value-type="string">
            <text:p>0,6</text:p>
          </table:table-cell>
          <table:table-cell table:formula="oooc:=[.D160]/2" office:value-type="string">
            <text:p>0</text:p>
          </table:table-cell>
          <table:table-cell table:formula="oooc:=([.E160]+[.F160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K”nigswint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1]/5" office:value-type="string">
            <text:p>0,6</text:p>
          </table:table-cell>
          <table:table-cell table:formula="oooc:=[.D161]/2" office:value-type="string">
            <text:p>0</text:p>
          </table:table-cell>
          <table:table-cell table:formula="oooc:=([.E161]+[.F161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Meckenhei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2]/5" office:value-type="string">
            <text:p>0,6</text:p>
          </table:table-cell>
          <table:table-cell table:formula="oooc:=[.D162]/2" office:value-type="string">
            <text:p>0</text:p>
          </table:table-cell>
          <table:table-cell table:formula="oooc:=([.E162]+[.F162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Niederkassel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3]/5" office:value-type="string">
            <text:p>0,6</text:p>
          </table:table-cell>
          <table:table-cell table:formula="oooc:=[.D163]/2" office:value-type="string">
            <text:p>0</text:p>
          </table:table-cell>
          <table:table-cell table:formula="oooc:=([.E163]+[.F163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Swiss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4]/5" office:value-type="string">
            <text:p>0,6</text:p>
          </table:table-cell>
          <table:table-cell table:formula="oooc:=[.D164]/2" office:value-type="string">
            <text:p>0</text:p>
          </table:table-cell>
          <table:table-cell table:formula="oooc:=([.E164]+[.F164])/2" office:value-type="string">
            <text:p>0,3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Wacht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5]/5" office:value-type="string">
            <text:p>0,6</text:p>
          </table:table-cell>
          <table:table-cell table:formula="oooc:=[.D165]/2" office:value-type="string">
            <text:p>0</text:p>
          </table:table-cell>
          <table:table-cell table:formula="oooc:=([.E165]+[.F165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Sie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6]/5" office:value-type="string">
            <text:p>0,6</text:p>
          </table:table-cell>
          <table:table-cell table:formula="oooc:=[.D166]/2" office:value-type="string">
            <text:p>0</text:p>
          </table:table-cell>
          <table:table-cell table:formula="oooc:=([.E166]+[.F166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Bad Berlebu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7]/5" office:value-type="string">
            <text:p>0,6</text:p>
          </table:table-cell>
          <table:table-cell table:formula="oooc:=[.D167]/2" office:value-type="string">
            <text:p>0</text:p>
          </table:table-cell>
          <table:table-cell table:formula="oooc:=([.E167]+[.F167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Burba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8]/5" office:value-type="string">
            <text:p>0,6</text:p>
          </table:table-cell>
          <table:table-cell table:formula="oooc:=[.D168]/2" office:value-type="string">
            <text:p>0</text:p>
          </table:table-cell>
          <table:table-cell table:formula="oooc:=([.E168]+[.F168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Hilchenba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69]/5" office:value-type="string">
            <text:p>0,6</text:p>
          </table:table-cell>
          <table:table-cell table:formula="oooc:=[.D169]/2" office:value-type="string">
            <text:p>0</text:p>
          </table:table-cell>
          <table:table-cell table:formula="oooc:=([.E169]+[.F169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Kreuz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0]/5" office:value-type="string">
            <text:p>0,6</text:p>
          </table:table-cell>
          <table:table-cell table:formula="oooc:=[.D170]/2" office:value-type="string">
            <text:p>0</text:p>
          </table:table-cell>
          <table:table-cell table:formula="oooc:=([.E170]+[.F170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Neunkirch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1]/5" office:value-type="string">
            <text:p>0,6</text:p>
          </table:table-cell>
          <table:table-cell table:formula="oooc:=[.D171]/2" office:value-type="string">
            <text:p>0</text:p>
          </table:table-cell>
          <table:table-cell table:formula="oooc:=([.E171]+[.F171])/2" office:value-type="string">
            <text:p>0,3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Wilns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2]/5" office:value-type="string">
            <text:p>0,6</text:p>
          </table:table-cell>
          <table:table-cell table:formula="oooc:=[.D172]/2" office:value-type="string">
            <text:p>0</text:p>
          </table:table-cell>
          <table:table-cell table:formula="oooc:=([.E172]+[.F172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Soes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3]/5" office:value-type="string">
            <text:p>0,6</text:p>
          </table:table-cell>
          <table:table-cell table:formula="oooc:=[.D173]/2" office:value-type="string">
            <text:p>0</text:p>
          </table:table-cell>
          <table:table-cell table:formula="oooc:=([.E173]+[.F173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Bad Sassen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4]/5" office:value-type="string">
            <text:p>0,6</text:p>
          </table:table-cell>
          <table:table-cell table:formula="oooc:=[.D174]/2" office:value-type="string">
            <text:p>0</text:p>
          </table:table-cell>
          <table:table-cell table:formula="oooc:=([.E174]+[.F174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Ens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5]/5" office:value-type="string">
            <text:p>0,6</text:p>
          </table:table-cell>
          <table:table-cell table:formula="oooc:=[.D175]/2" office:value-type="string">
            <text:p>0</text:p>
          </table:table-cell>
          <table:table-cell table:formula="oooc:=([.E175]+[.F175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Gesek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6]/5" office:value-type="string">
            <text:p>0,6</text:p>
          </table:table-cell>
          <table:table-cell table:formula="oooc:=[.D176]/2" office:value-type="string">
            <text:p>0</text:p>
          </table:table-cell>
          <table:table-cell table:formula="oooc:=([.E176]+[.F176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Lippstad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7]/5" office:value-type="string">
            <text:p>0,6</text:p>
          </table:table-cell>
          <table:table-cell table:formula="oooc:=[.D177]/2" office:value-type="string">
            <text:p>0</text:p>
          </table:table-cell>
          <table:table-cell table:formula="oooc:=([.E177]+[.F177])/2" office:value-type="string">
            <text:p>0,3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Warste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8]/5" office:value-type="string">
            <text:p>0,6</text:p>
          </table:table-cell>
          <table:table-cell table:formula="oooc:=[.D178]/2" office:value-type="string">
            <text:p>0</text:p>
          </table:table-cell>
          <table:table-cell table:formula="oooc:=([.E178]+[.F178])/2" office:value-type="string">
            <text:p>0,3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Lengerich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79]/5" office:value-type="string">
            <text:p>0,6</text:p>
          </table:table-cell>
          <table:table-cell table:formula="oooc:=[.D179]/2" office:value-type="string">
            <text:p>0</text:p>
          </table:table-cell>
          <table:table-cell table:formula="oooc:=([.E179]+[.F179])/2" office:value-type="string">
            <text:p>0,3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Rhein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0]/5" office:value-type="string">
            <text:p>0,6</text:p>
          </table:table-cell>
          <table:table-cell table:formula="oooc:=[.D180]/2" office:value-type="string">
            <text:p>0</text:p>
          </table:table-cell>
          <table:table-cell table:formula="oooc:=([.E180]+[.F180])/2" office:value-type="string">
            <text:p>0,3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Westerkappel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1]/5" office:value-type="string">
            <text:p>0,6</text:p>
          </table:table-cell>
          <table:table-cell table:formula="oooc:=[.D181]/2" office:value-type="string">
            <text:p>0</text:p>
          </table:table-cell>
          <table:table-cell table:formula="oooc:=([.E181]+[.F181])/2" office:value-type="string">
            <text:p>0,3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Ochtrup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2]/5" office:value-type="string">
            <text:p>0,6</text:p>
          </table:table-cell>
          <table:table-cell table:formula="oooc:=[.D182]/2" office:value-type="string">
            <text:p>0</text:p>
          </table:table-cell>
          <table:table-cell table:formula="oooc:=([.E182]+[.F182])/2" office:value-type="string">
            <text:p>0,3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Metel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3]/5" office:value-type="string">
            <text:p>0,6</text:p>
          </table:table-cell>
          <table:table-cell table:formula="oooc:=[.D183]/2" office:value-type="string">
            <text:p>0</text:p>
          </table:table-cell>
          <table:table-cell table:formula="oooc:=([.E183]+[.F183])/2" office:value-type="string">
            <text:p>0,3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Wer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4]/5" office:value-type="string">
            <text:p>0,6</text:p>
          </table:table-cell>
          <table:table-cell table:formula="oooc:=[.D184]/2" office:value-type="string">
            <text:p>0</text:p>
          </table:table-cell>
          <table:table-cell table:formula="oooc:=([.E184]+[.F184])/2" office:value-type="string">
            <text:p>0,3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L�n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5]/5" office:value-type="string">
            <text:p>0,6</text:p>
          </table:table-cell>
          <table:table-cell table:formula="oooc:=[.D185]/2" office:value-type="string">
            <text:p>0</text:p>
          </table:table-cell>
          <table:table-cell table:formula="oooc:=([.E185]+[.F185])/2" office:value-type="string">
            <text:p>0,3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Bergkam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6]/5" office:value-type="string">
            <text:p>0,6</text:p>
          </table:table-cell>
          <table:table-cell table:formula="oooc:=[.D186]/2" office:value-type="string">
            <text:p>0</text:p>
          </table:table-cell>
          <table:table-cell table:formula="oooc:=([.E186]+[.F186])/2" office:value-type="string">
            <text:p>0,3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Fr”ndenber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7]/5" office:value-type="string">
            <text:p>0,6</text:p>
          </table:table-cell>
          <table:table-cell table:formula="oooc:=[.D187]/2" office:value-type="string">
            <text:p>0</text:p>
          </table:table-cell>
          <table:table-cell table:formula="oooc:=([.E187]+[.F187])/2" office:value-type="string">
            <text:p>0,3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Schwert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8]/5" office:value-type="string">
            <text:p>0,6</text:p>
          </table:table-cell>
          <table:table-cell table:formula="oooc:=[.D188]/2" office:value-type="string">
            <text:p>0</text:p>
          </table:table-cell>
          <table:table-cell table:formula="oooc:=([.E188]+[.F188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Viers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89]/5" office:value-type="string">
            <text:p>0,6</text:p>
          </table:table-cell>
          <table:table-cell table:formula="oooc:=[.D189]/2" office:value-type="string">
            <text:p>0</text:p>
          </table:table-cell>
          <table:table-cell table:formula="oooc:=([.E189]+[.F189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Grefrat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0]/5" office:value-type="string">
            <text:p>0,6</text:p>
          </table:table-cell>
          <table:table-cell table:formula="oooc:=[.D190]/2" office:value-type="string">
            <text:p>0</text:p>
          </table:table-cell>
          <table:table-cell table:formula="oooc:=([.E190]+[.F190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Kemp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1]/5" office:value-type="string">
            <text:p>0,6</text:p>
          </table:table-cell>
          <table:table-cell table:formula="oooc:=[.D191]/2" office:value-type="string">
            <text:p>0</text:p>
          </table:table-cell>
          <table:table-cell table:formula="oooc:=([.E191]+[.F191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Nette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2]/5" office:value-type="string">
            <text:p>0,6</text:p>
          </table:table-cell>
          <table:table-cell table:formula="oooc:=[.D192]/2" office:value-type="string">
            <text:p>0</text:p>
          </table:table-cell>
          <table:table-cell table:formula="oooc:=([.E192]+[.F192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Niederkr�cht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3]/5" office:value-type="string">
            <text:p>0,6</text:p>
          </table:table-cell>
          <table:table-cell table:formula="oooc:=[.D193]/2" office:value-type="string">
            <text:p>0</text:p>
          </table:table-cell>
          <table:table-cell table:formula="oooc:=([.E193]+[.F193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T”nisvors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4]/5" office:value-type="string">
            <text:p>0,6</text:p>
          </table:table-cell>
          <table:table-cell table:formula="oooc:=[.D194]/2" office:value-type="string">
            <text:p>0</text:p>
          </table:table-cell>
          <table:table-cell table:formula="oooc:=([.E194]+[.F194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Schwalmt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5]/5" office:value-type="string">
            <text:p>0,6</text:p>
          </table:table-cell>
          <table:table-cell table:formula="oooc:=[.D195]/2" office:value-type="string">
            <text:p>0</text:p>
          </table:table-cell>
          <table:table-cell table:formula="oooc:=([.E195]+[.F195])/2" office:value-type="string">
            <text:p>0,3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Willic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6]/5" office:value-type="string">
            <text:p>0,6</text:p>
          </table:table-cell>
          <table:table-cell table:formula="oooc:=[.D196]/2" office:value-type="string">
            <text:p>0</text:p>
          </table:table-cell>
          <table:table-cell table:formula="oooc:=([.E196]+[.F196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Warendor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7]/5" office:value-type="string">
            <text:p>0,6</text:p>
          </table:table-cell>
          <table:table-cell table:formula="oooc:=[.D197]/2" office:value-type="string">
            <text:p>0</text:p>
          </table:table-cell>
          <table:table-cell table:formula="oooc:=([.E197]+[.F197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Ahl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8]/5" office:value-type="string">
            <text:p>0,6</text:p>
          </table:table-cell>
          <table:table-cell table:formula="oooc:=[.D198]/2" office:value-type="string">
            <text:p>0</text:p>
          </table:table-cell>
          <table:table-cell table:formula="oooc:=([.E198]+[.F198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Becku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199]/5" office:value-type="string">
            <text:p>0,6</text:p>
          </table:table-cell>
          <table:table-cell table:formula="oooc:=[.D199]/2" office:value-type="string">
            <text:p>0</text:p>
          </table:table-cell>
          <table:table-cell table:formula="oooc:=([.E199]+[.F199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Beel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0]/5" office:value-type="string">
            <text:p>0,6</text:p>
          </table:table-cell>
          <table:table-cell table:formula="oooc:=[.D200]/2" office:value-type="string">
            <text:p>0</text:p>
          </table:table-cell>
          <table:table-cell table:formula="oooc:=([.E200]+[.F200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Drensteinfur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1]/5" office:value-type="string">
            <text:p>0,6</text:p>
          </table:table-cell>
          <table:table-cell table:formula="oooc:=[.D201]/2" office:value-type="string">
            <text:p>0</text:p>
          </table:table-cell>
          <table:table-cell table:formula="oooc:=([.E201]+[.F201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Ennigerloh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2]/5" office:value-type="string">
            <text:p>0,6</text:p>
          </table:table-cell>
          <table:table-cell table:formula="oooc:=[.D202]/2" office:value-type="string">
            <text:p>0</text:p>
          </table:table-cell>
          <table:table-cell table:formula="oooc:=([.E202]+[.F202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Ostbever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3]/5" office:value-type="string">
            <text:p>0,6</text:p>
          </table:table-cell>
          <table:table-cell table:formula="oooc:=[.D203]/2" office:value-type="string">
            <text:p>0</text:p>
          </table:table-cell>
          <table:table-cell table:formula="oooc:=([.E203]+[.F203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Sendenhors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4]/5" office:value-type="string">
            <text:p>0,6</text:p>
          </table:table-cell>
          <table:table-cell table:formula="oooc:=[.D204]/2" office:value-type="string">
            <text:p>0</text:p>
          </table:table-cell>
          <table:table-cell table:formula="oooc:=([.E204]+[.F204])/2" office:value-type="string">
            <text:p>0,3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Telgt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5]/5" office:value-type="string">
            <text:p>0,6</text:p>
          </table:table-cell>
          <table:table-cell table:formula="oooc:=[.D205]/2" office:value-type="string">
            <text:p>0</text:p>
          </table:table-cell>
          <table:table-cell table:formula="oooc:=([.E205]+[.F205])/2" office:value-type="string">
            <text:p>0,3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Kamp-Lintfor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6]/5" office:value-type="string">
            <text:p>0,6</text:p>
          </table:table-cell>
          <table:table-cell table:formula="oooc:=[.D206]/2" office:value-type="string">
            <text:p>0</text:p>
          </table:table-cell>
          <table:table-cell table:formula="oooc:=([.E206]+[.F206])/2" office:value-type="string">
            <text:p>0,3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Voer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formula="oooc:=[.C207]/5" office:value-type="string">
            <text:p>0,6</text:p>
          </table:table-cell>
          <table:table-cell table:formula="oooc:=[.D207]/2" office:value-type="string">
            <text:p>0</text:p>
          </table:table-cell>
          <table:table-cell table:formula="oooc:=([.E207]+[.F207])/2" office:value-type="string">
            <text:p>0,3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Monschau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08]/5" office:value-type="string">
            <text:p>0,4</text:p>
          </table:table-cell>
          <table:table-cell table:formula="oooc:=[.D208]/2" office:value-type="string">
            <text:p>0</text:p>
          </table:table-cell>
          <table:table-cell table:formula="oooc:=([.E208]+[.F208])/2" office:value-type="string">
            <text:p>0,2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Roetg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09]/5" office:value-type="string">
            <text:p>0,4</text:p>
          </table:table-cell>
          <table:table-cell table:formula="oooc:=[.D209]/2" office:value-type="string">
            <text:p>0</text:p>
          </table:table-cell>
          <table:table-cell table:formula="oooc:=([.E209]+[.F209])/2" office:value-type="string">
            <text:p>0,2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Stol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0]/5" office:value-type="string">
            <text:p>0,4</text:p>
          </table:table-cell>
          <table:table-cell table:formula="oooc:=[.D210]/2" office:value-type="string">
            <text:p>0</text:p>
          </table:table-cell>
          <table:table-cell table:formula="oooc:=([.E210]+[.F210])/2" office:value-type="string">
            <text:p>0,2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W�rsel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1]/5" office:value-type="string">
            <text:p>0,4</text:p>
          </table:table-cell>
          <table:table-cell table:formula="oooc:=[.D211]/2" office:value-type="string">
            <text:p>0</text:p>
          </table:table-cell>
          <table:table-cell table:formula="oooc:=([.E211]+[.F211])/2" office:value-type="string">
            <text:p>0,2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Ahau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2]/5" office:value-type="string">
            <text:p>0,4</text:p>
          </table:table-cell>
          <table:table-cell table:formula="oooc:=[.D212]/2" office:value-type="string">
            <text:p>0</text:p>
          </table:table-cell>
          <table:table-cell table:formula="oooc:=([.E212]+[.F212])/2" office:value-type="string">
            <text:p>0,2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Sch”pping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3]/5" office:value-type="string">
            <text:p>0,4</text:p>
          </table:table-cell>
          <table:table-cell table:formula="oooc:=[.D213]/2" office:value-type="string">
            <text:p>0</text:p>
          </table:table-cell>
          <table:table-cell table:formula="oooc:=([.E213]+[.F213])/2" office:value-type="string">
            <text:p>0,2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S�dloh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4]/5" office:value-type="string">
            <text:p>0,4</text:p>
          </table:table-cell>
          <table:table-cell table:formula="oooc:=[.D214]/2" office:value-type="string">
            <text:p>0</text:p>
          </table:table-cell>
          <table:table-cell table:formula="oooc:=([.E214]+[.F214])/2" office:value-type="string">
            <text:p>0,2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Vred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5]/5" office:value-type="string">
            <text:p>0,4</text:p>
          </table:table-cell>
          <table:table-cell table:formula="oooc:=[.D215]/2" office:value-type="string">
            <text:p>0</text:p>
          </table:table-cell>
          <table:table-cell table:formula="oooc:=([.E215]+[.F215])/2" office:value-type="string">
            <text:p>0,2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Billerbe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6]/5" office:value-type="string">
            <text:p>0,4</text:p>
          </table:table-cell>
          <table:table-cell table:formula="oooc:=[.D216]/2" office:value-type="string">
            <text:p>0</text:p>
          </table:table-cell>
          <table:table-cell table:formula="oooc:=([.E216]+[.F216])/2" office:value-type="string">
            <text:p>0,2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Nottul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7]/5" office:value-type="string">
            <text:p>0,4</text:p>
          </table:table-cell>
          <table:table-cell table:formula="oooc:=[.D217]/2" office:value-type="string">
            <text:p>0</text:p>
          </table:table-cell>
          <table:table-cell table:formula="oooc:=([.E217]+[.F217])/2" office:value-type="string">
            <text:p>0,2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Asche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8]/5" office:value-type="string">
            <text:p>0,4</text:p>
          </table:table-cell>
          <table:table-cell table:formula="oooc:=[.D218]/2" office:value-type="string">
            <text:p>0</text:p>
          </table:table-cell>
          <table:table-cell table:formula="oooc:=([.E218]+[.F218])/2" office:value-type="string">
            <text:p>0,2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Heimba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19]/5" office:value-type="string">
            <text:p>0,4</text:p>
          </table:table-cell>
          <table:table-cell table:formula="oooc:=[.D219]/2" office:value-type="string">
            <text:p>0</text:p>
          </table:table-cell>
          <table:table-cell table:formula="oooc:=([.E219]+[.F219])/2" office:value-type="string">
            <text:p>0,2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Ind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0]/5" office:value-type="string">
            <text:p>0,4</text:p>
          </table:table-cell>
          <table:table-cell table:formula="oooc:=[.D220]/2" office:value-type="string">
            <text:p>0</text:p>
          </table:table-cell>
          <table:table-cell table:formula="oooc:=([.E220]+[.F220])/2" office:value-type="string">
            <text:p>0,2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Linni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1]/5" office:value-type="string">
            <text:p>0,4</text:p>
          </table:table-cell>
          <table:table-cell table:formula="oooc:=[.D221]/2" office:value-type="string">
            <text:p>0</text:p>
          </table:table-cell>
          <table:table-cell table:formula="oooc:=([.E221]+[.F221])/2" office:value-type="string">
            <text:p>0,2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Merzeni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2]/5" office:value-type="string">
            <text:p>0,4</text:p>
          </table:table-cell>
          <table:table-cell table:formula="oooc:=[.D222]/2" office:value-type="string">
            <text:p>0</text:p>
          </table:table-cell>
          <table:table-cell table:formula="oooc:=([.E222]+[.F222])/2" office:value-type="string">
            <text:p>0,2</text:p>
          </table:table-cell>
        </table:table-row>
        <table:table-row table:style-name="ro2">
          <table:table-cell table:style-name="ce21" office:value-type="string">
            <text:p>D�ren</text:p>
          </table:table-cell>
          <table:table-cell table:style-name="ce21" office:value-type="string">
            <text:p>Niederzi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3]/5" office:value-type="string">
            <text:p>0,4</text:p>
          </table:table-cell>
          <table:table-cell table:formula="oooc:=[.D223]/2" office:value-type="string">
            <text:p>0</text:p>
          </table:table-cell>
          <table:table-cell table:formula="oooc:=([.E223]+[.F223])/2" office:value-type="string">
            <text:p>0,2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Breckerfel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4]/5" office:value-type="string">
            <text:p>0,4</text:p>
          </table:table-cell>
          <table:table-cell table:formula="oooc:=[.D224]/2" office:value-type="string">
            <text:p>0</text:p>
          </table:table-cell>
          <table:table-cell table:formula="oooc:=([.E224]+[.F224])/2" office:value-type="string">
            <text:p>0,2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Hatting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5]/5" office:value-type="string">
            <text:p>0,4</text:p>
          </table:table-cell>
          <table:table-cell table:formula="oooc:=[.D225]/2" office:value-type="string">
            <text:p>0</text:p>
          </table:table-cell>
          <table:table-cell table:formula="oooc:=([.E225]+[.F225])/2" office:value-type="string">
            <text:p>0,2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Sprockh”ve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6]/5" office:value-type="string">
            <text:p>0,4</text:p>
          </table:table-cell>
          <table:table-cell table:formula="oooc:=[.D226]/2" office:value-type="string">
            <text:p>0</text:p>
          </table:table-cell>
          <table:table-cell table:formula="oooc:=([.E226]+[.F226])/2" office:value-type="string">
            <text:p>0,2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Wett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7]/5" office:value-type="string">
            <text:p>0,4</text:p>
          </table:table-cell>
          <table:table-cell table:formula="oooc:=[.D227]/2" office:value-type="string">
            <text:p>0</text:p>
          </table:table-cell>
          <table:table-cell table:formula="oooc:=([.E227]+[.F227])/2" office:value-type="string">
            <text:p>0,2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Witt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8]/5" office:value-type="string">
            <text:p>0,4</text:p>
          </table:table-cell>
          <table:table-cell table:formula="oooc:=[.D228]/2" office:value-type="string">
            <text:p>0</text:p>
          </table:table-cell>
          <table:table-cell table:formula="oooc:=([.E228]+[.F228])/2" office:value-type="string">
            <text:p>0,2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Blankenhei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29]/5" office:value-type="string">
            <text:p>0,4</text:p>
          </table:table-cell>
          <table:table-cell table:formula="oooc:=[.D229]/2" office:value-type="string">
            <text:p>0</text:p>
          </table:table-cell>
          <table:table-cell table:formula="oooc:=([.E229]+[.F229])/2" office:value-type="string">
            <text:p>0,2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Schleid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0]/5" office:value-type="string">
            <text:p>0,4</text:p>
          </table:table-cell>
          <table:table-cell table:formula="oooc:=[.D230]/2" office:value-type="string">
            <text:p>0</text:p>
          </table:table-cell>
          <table:table-cell table:formula="oooc:=([.E230]+[.F230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Harsewinke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1]/5" office:value-type="string">
            <text:p>0,4</text:p>
          </table:table-cell>
          <table:table-cell table:formula="oooc:=[.D231]/2" office:value-type="string">
            <text:p>0</text:p>
          </table:table-cell>
          <table:table-cell table:formula="oooc:=([.E231]+[.F231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Herzebrock-Clarholz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2]/5" office:value-type="string">
            <text:p>0,4</text:p>
          </table:table-cell>
          <table:table-cell table:formula="oooc:=[.D232]/2" office:value-type="string">
            <text:p>0</text:p>
          </table:table-cell>
          <table:table-cell table:formula="oooc:=([.E232]+[.F232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Langen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3]/5" office:value-type="string">
            <text:p>0,4</text:p>
          </table:table-cell>
          <table:table-cell table:formula="oooc:=[.D233]/2" office:value-type="string">
            <text:p>0</text:p>
          </table:table-cell>
          <table:table-cell table:formula="oooc:=([.E233]+[.F233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Schloá Holte-Stukenbro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4]/5" office:value-type="string">
            <text:p>0,4</text:p>
          </table:table-cell>
          <table:table-cell table:formula="oooc:=[.D234]/2" office:value-type="string">
            <text:p>0</text:p>
          </table:table-cell>
          <table:table-cell table:formula="oooc:=([.E234]+[.F234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Steinhag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5]/5" office:value-type="string">
            <text:p>0,4</text:p>
          </table:table-cell>
          <table:table-cell table:formula="oooc:=[.D235]/2" office:value-type="string">
            <text:p>0</text:p>
          </table:table-cell>
          <table:table-cell table:formula="oooc:=([.E235]+[.F235])/2" office:value-type="string">
            <text:p>0,2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Ver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6]/5" office:value-type="string">
            <text:p>0,4</text:p>
          </table:table-cell>
          <table:table-cell table:formula="oooc:=[.D236]/2" office:value-type="string">
            <text:p>0</text:p>
          </table:table-cell>
          <table:table-cell table:formula="oooc:=([.E236]+[.F236])/2" office:value-type="string">
            <text:p>0,2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Heins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7]/5" office:value-type="string">
            <text:p>0,4</text:p>
          </table:table-cell>
          <table:table-cell table:formula="oooc:=[.D237]/2" office:value-type="string">
            <text:p>0</text:p>
          </table:table-cell>
          <table:table-cell table:formula="oooc:=([.E237]+[.F237])/2" office:value-type="string">
            <text:p>0,2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Gangel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8]/5" office:value-type="string">
            <text:p>0,4</text:p>
          </table:table-cell>
          <table:table-cell table:formula="oooc:=[.D238]/2" office:value-type="string">
            <text:p>0</text:p>
          </table:table-cell>
          <table:table-cell table:formula="oooc:=([.E238]+[.F238])/2" office:value-type="string">
            <text:p>0,2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Geilenkirch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39]/5" office:value-type="string">
            <text:p>0,4</text:p>
          </table:table-cell>
          <table:table-cell table:formula="oooc:=[.D239]/2" office:value-type="string">
            <text:p>0</text:p>
          </table:table-cell>
          <table:table-cell table:formula="oooc:=([.E239]+[.F239])/2" office:value-type="string">
            <text:p>0,2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Selfka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0]/5" office:value-type="string">
            <text:p>0,4</text:p>
          </table:table-cell>
          <table:table-cell table:formula="oooc:=[.D240]/2" office:value-type="string">
            <text:p>0</text:p>
          </table:table-cell>
          <table:table-cell table:formula="oooc:=([.E240]+[.F240])/2" office:value-type="string">
            <text:p>0,2</text:p>
          </table:table-cell>
        </table:table-row>
        <table:table-row table:style-name="ro2">
          <table:table-cell table:style-name="ce21" office:value-type="string">
            <text:p>Heinsberg</text:p>
          </table:table-cell>
          <table:table-cell table:style-name="ce21" office:value-type="string">
            <text:p>Weg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1]/5" office:value-type="string">
            <text:p>0,4</text:p>
          </table:table-cell>
          <table:table-cell table:formula="oooc:=[.D241]/2" office:value-type="string">
            <text:p>0</text:p>
          </table:table-cell>
          <table:table-cell table:formula="oooc:=([.E241]+[.F241])/2" office:value-type="string">
            <text:p>0,2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R”dinghaus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2]/5" office:value-type="string">
            <text:p>0,4</text:p>
          </table:table-cell>
          <table:table-cell table:formula="oooc:=[.D242]/2" office:value-type="string">
            <text:p>0</text:p>
          </table:table-cell>
          <table:table-cell table:formula="oooc:=([.E242]+[.F242])/2" office:value-type="string">
            <text:p>0,2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Spen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3]/5" office:value-type="string">
            <text:p>0,4</text:p>
          </table:table-cell>
          <table:table-cell table:formula="oooc:=[.D243]/2" office:value-type="string">
            <text:p>0</text:p>
          </table:table-cell>
          <table:table-cell table:formula="oooc:=([.E243]+[.F243])/2" office:value-type="string">
            <text:p>0,2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Vlotho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4]/5" office:value-type="string">
            <text:p>0,4</text:p>
          </table:table-cell>
          <table:table-cell table:formula="oooc:=[.D244]/2" office:value-type="string">
            <text:p>0</text:p>
          </table:table-cell>
          <table:table-cell table:formula="oooc:=([.E244]+[.F244])/2" office:value-type="string">
            <text:p>0,2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Bril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5]/5" office:value-type="string">
            <text:p>0,4</text:p>
          </table:table-cell>
          <table:table-cell table:formula="oooc:=[.D245]/2" office:value-type="string">
            <text:p>0</text:p>
          </table:table-cell>
          <table:table-cell table:formula="oooc:=([.E245]+[.F245])/2" office:value-type="string">
            <text:p>0,2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Esloh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6]/5" office:value-type="string">
            <text:p>0,4</text:p>
          </table:table-cell>
          <table:table-cell table:formula="oooc:=[.D246]/2" office:value-type="string">
            <text:p>0</text:p>
          </table:table-cell>
          <table:table-cell table:formula="oooc:=([.E246]+[.F246])/2" office:value-type="string">
            <text:p>0,2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Mars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7]/5" office:value-type="string">
            <text:p>0,4</text:p>
          </table:table-cell>
          <table:table-cell table:formula="oooc:=[.D247]/2" office:value-type="string">
            <text:p>0</text:p>
          </table:table-cell>
          <table:table-cell table:formula="oooc:=([.E247]+[.F247])/2" office:value-type="string">
            <text:p>0,2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Medeba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8]/5" office:value-type="string">
            <text:p>0,4</text:p>
          </table:table-cell>
          <table:table-cell table:formula="oooc:=[.D248]/2" office:value-type="string">
            <text:p>0</text:p>
          </table:table-cell>
          <table:table-cell table:formula="oooc:=([.E248]+[.F248])/2" office:value-type="string">
            <text:p>0,2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Beverung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49]/5" office:value-type="string">
            <text:p>0,4</text:p>
          </table:table-cell>
          <table:table-cell table:formula="oooc:=[.D249]/2" office:value-type="string">
            <text:p>0</text:p>
          </table:table-cell>
          <table:table-cell table:formula="oooc:=([.E249]+[.F249])/2" office:value-type="string">
            <text:p>0,2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Borgentreich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0]/5" office:value-type="string">
            <text:p>0,4</text:p>
          </table:table-cell>
          <table:table-cell table:formula="oooc:=[.D250]/2" office:value-type="string">
            <text:p>0</text:p>
          </table:table-cell>
          <table:table-cell table:formula="oooc:=([.E250]+[.F250])/2" office:value-type="string">
            <text:p>0,2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Warbu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1]/5" office:value-type="string">
            <text:p>0,4</text:p>
          </table:table-cell>
          <table:table-cell table:formula="oooc:=[.D251]/2" office:value-type="string">
            <text:p>0</text:p>
          </table:table-cell>
          <table:table-cell table:formula="oooc:=([.E251]+[.F251])/2" office:value-type="string">
            <text:p>0,2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Emmeri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2]/5" office:value-type="string">
            <text:p>0,4</text:p>
          </table:table-cell>
          <table:table-cell table:formula="oooc:=[.D252]/2" office:value-type="string">
            <text:p>0</text:p>
          </table:table-cell>
          <table:table-cell table:formula="oooc:=([.E252]+[.F252])/2" office:value-type="string">
            <text:p>0,2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Gelder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3]/5" office:value-type="string">
            <text:p>0,4</text:p>
          </table:table-cell>
          <table:table-cell table:formula="oooc:=[.D253]/2" office:value-type="string">
            <text:p>0</text:p>
          </table:table-cell>
          <table:table-cell table:formula="oooc:=([.E253]+[.F253])/2" office:value-type="string">
            <text:p>0,2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Kerk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4]/5" office:value-type="string">
            <text:p>0,4</text:p>
          </table:table-cell>
          <table:table-cell table:formula="oooc:=[.D254]/2" office:value-type="string">
            <text:p>0</text:p>
          </table:table-cell>
          <table:table-cell table:formula="oooc:=([.E254]+[.F254])/2" office:value-type="string">
            <text:p>0,2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Rheurd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5]/5" office:value-type="string">
            <text:p>0,4</text:p>
          </table:table-cell>
          <table:table-cell table:formula="oooc:=[.D255]/2" office:value-type="string">
            <text:p>0</text:p>
          </table:table-cell>
          <table:table-cell table:formula="oooc:=([.E255]+[.F255])/2" office:value-type="string">
            <text:p>0,2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Extert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6]/5" office:value-type="string">
            <text:p>0,4</text:p>
          </table:table-cell>
          <table:table-cell table:formula="oooc:=[.D256]/2" office:value-type="string">
            <text:p>0</text:p>
          </table:table-cell>
          <table:table-cell table:formula="oooc:=([.E256]+[.F256])/2" office:value-type="string">
            <text:p>0,2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Horn- Bad Mein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7]/5" office:value-type="string">
            <text:p>0,4</text:p>
          </table:table-cell>
          <table:table-cell table:formula="oooc:=[.D257]/2" office:value-type="string">
            <text:p>0</text:p>
          </table:table-cell>
          <table:table-cell table:formula="oooc:=([.E257]+[.F257])/2" office:value-type="string">
            <text:p>0,2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Oerlinghaus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8]/5" office:value-type="string">
            <text:p>0,4</text:p>
          </table:table-cell>
          <table:table-cell table:formula="oooc:=[.D258]/2" office:value-type="string">
            <text:p>0</text:p>
          </table:table-cell>
          <table:table-cell table:formula="oooc:=([.E258]+[.F258])/2" office:value-type="string">
            <text:p>0,2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Schieder-Schwalenber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59]/5" office:value-type="string">
            <text:p>0,4</text:p>
          </table:table-cell>
          <table:table-cell table:formula="oooc:=[.D259]/2" office:value-type="string">
            <text:p>0</text:p>
          </table:table-cell>
          <table:table-cell table:formula="oooc:=([.E259]+[.F259])/2" office:value-type="string">
            <text:p>0,2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Bal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0]/5" office:value-type="string">
            <text:p>0,4</text:p>
          </table:table-cell>
          <table:table-cell table:formula="oooc:=[.D260]/2" office:value-type="string">
            <text:p>0</text:p>
          </table:table-cell>
          <table:table-cell table:formula="oooc:=([.E260]+[.F260])/2" office:value-type="string">
            <text:p>0,2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Halv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1]/5" office:value-type="string">
            <text:p>0,4</text:p>
          </table:table-cell>
          <table:table-cell table:formula="oooc:=[.D261]/2" office:value-type="string">
            <text:p>0</text:p>
          </table:table-cell>
          <table:table-cell table:formula="oooc:=([.E261]+[.F261])/2" office:value-type="string">
            <text:p>0,2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Iserloh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2]/5" office:value-type="string">
            <text:p>0,4</text:p>
          </table:table-cell>
          <table:table-cell table:formula="oooc:=[.D262]/2" office:value-type="string">
            <text:p>0</text:p>
          </table:table-cell>
          <table:table-cell table:formula="oooc:=([.E262]+[.F262])/2" office:value-type="string">
            <text:p>0,2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Mend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3]/5" office:value-type="string">
            <text:p>0,4</text:p>
          </table:table-cell>
          <table:table-cell table:formula="oooc:=[.D263]/2" office:value-type="string">
            <text:p>0</text:p>
          </table:table-cell>
          <table:table-cell table:formula="oooc:=([.E263]+[.F263])/2" office:value-type="string">
            <text:p>0,2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Werdoh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4]/5" office:value-type="string">
            <text:p>0,4</text:p>
          </table:table-cell>
          <table:table-cell table:formula="oooc:=[.D264]/2" office:value-type="string">
            <text:p>0</text:p>
          </table:table-cell>
          <table:table-cell table:formula="oooc:=([.E264]+[.F264])/2" office:value-type="string">
            <text:p>0,2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Erkrat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5]/5" office:value-type="string">
            <text:p>0,4</text:p>
          </table:table-cell>
          <table:table-cell table:formula="oooc:=[.D265]/2" office:value-type="string">
            <text:p>0</text:p>
          </table:table-cell>
          <table:table-cell table:formula="oooc:=([.E265]+[.F265])/2" office:value-type="string">
            <text:p>0,2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Ha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6]/5" office:value-type="string">
            <text:p>0,4</text:p>
          </table:table-cell>
          <table:table-cell table:formula="oooc:=[.D266]/2" office:value-type="string">
            <text:p>0</text:p>
          </table:table-cell>
          <table:table-cell table:formula="oooc:=([.E266]+[.F266])/2" office:value-type="string">
            <text:p>0,2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Hild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7]/5" office:value-type="string">
            <text:p>0,4</text:p>
          </table:table-cell>
          <table:table-cell table:formula="oooc:=[.D267]/2" office:value-type="string">
            <text:p>0</text:p>
          </table:table-cell>
          <table:table-cell table:formula="oooc:=([.E267]+[.F267])/2" office:value-type="string">
            <text:p>0,2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Langenfel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8]/5" office:value-type="string">
            <text:p>0,4</text:p>
          </table:table-cell>
          <table:table-cell table:formula="oooc:=[.D268]/2" office:value-type="string">
            <text:p>0</text:p>
          </table:table-cell>
          <table:table-cell table:formula="oooc:=([.E268]+[.F268])/2" office:value-type="string">
            <text:p>0,2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Monheim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69]/5" office:value-type="string">
            <text:p>0,4</text:p>
          </table:table-cell>
          <table:table-cell table:formula="oooc:=[.D269]/2" office:value-type="string">
            <text:p>0</text:p>
          </table:table-cell>
          <table:table-cell table:formula="oooc:=([.E269]+[.F269])/2" office:value-type="string">
            <text:p>0,2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Espelkamp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0]/5" office:value-type="string">
            <text:p>0,4</text:p>
          </table:table-cell>
          <table:table-cell table:formula="oooc:=[.D270]/2" office:value-type="string">
            <text:p>0</text:p>
          </table:table-cell>
          <table:table-cell table:formula="oooc:=([.E270]+[.F270])/2" office:value-type="string">
            <text:p>0,2</text:p>
          </table:table-cell>
        </table:table-row>
        <table:table-row table:style-name="ro2">
          <table:table-cell table:style-name="ce21" office:value-type="string">
            <text:p>Minden-L�bbecke</text:p>
          </table:table-cell>
          <table:table-cell table:style-name="ce21" office:value-type="string">
            <text:p>H�llhors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1]/5" office:value-type="string">
            <text:p>0,4</text:p>
          </table:table-cell>
          <table:table-cell table:formula="oooc:=[.D271]/2" office:value-type="string">
            <text:p>0</text:p>
          </table:table-cell>
          <table:table-cell table:formula="oooc:=([.E271]+[.F271])/2" office:value-type="string">
            <text:p>0,2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Lindla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2]/5" office:value-type="string">
            <text:p>0,4</text:p>
          </table:table-cell>
          <table:table-cell table:formula="oooc:=[.D272]/2" office:value-type="string">
            <text:p>0</text:p>
          </table:table-cell>
          <table:table-cell table:formula="oooc:=([.E272]+[.F272])/2" office:value-type="string">
            <text:p>0,2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Marienhei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3]/5" office:value-type="string">
            <text:p>0,4</text:p>
          </table:table-cell>
          <table:table-cell table:formula="oooc:=[.D273]/2" office:value-type="string">
            <text:p>0</text:p>
          </table:table-cell>
          <table:table-cell table:formula="oooc:=([.E273]+[.F273])/2" office:value-type="string">
            <text:p>0,2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N�mbrech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4]/5" office:value-type="string">
            <text:p>0,4</text:p>
          </table:table-cell>
          <table:table-cell table:formula="oooc:=[.D274]/2" office:value-type="string">
            <text:p>0</text:p>
          </table:table-cell>
          <table:table-cell table:formula="oooc:=([.E274]+[.F274])/2" office:value-type="string">
            <text:p>0,2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Drolshag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5]/5" office:value-type="string">
            <text:p>0,4</text:p>
          </table:table-cell>
          <table:table-cell table:formula="oooc:=[.D275]/2" office:value-type="string">
            <text:p>0</text:p>
          </table:table-cell>
          <table:table-cell table:formula="oooc:=([.E275]+[.F275])/2" office:value-type="string">
            <text:p>0,2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Bad Lippsprin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6]/5" office:value-type="string">
            <text:p>0,4</text:p>
          </table:table-cell>
          <table:table-cell table:formula="oooc:=[.D276]/2" office:value-type="string">
            <text:p>0</text:p>
          </table:table-cell>
          <table:table-cell table:formula="oooc:=([.E276]+[.F276])/2" office:value-type="string">
            <text:p>0,2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Bad W�nnen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7]/5" office:value-type="string">
            <text:p>0,4</text:p>
          </table:table-cell>
          <table:table-cell table:formula="oooc:=[.D277]/2" office:value-type="string">
            <text:p>0</text:p>
          </table:table-cell>
          <table:table-cell table:formula="oooc:=([.E277]+[.F277])/2" office:value-type="string">
            <text:p>0,2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Salzkott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8]/5" office:value-type="string">
            <text:p>0,4</text:p>
          </table:table-cell>
          <table:table-cell table:formula="oooc:=[.D278]/2" office:value-type="string">
            <text:p>0</text:p>
          </table:table-cell>
          <table:table-cell table:formula="oooc:=([.E278]+[.F278])/2" office:value-type="string">
            <text:p>0,2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Haltern am Se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79]/5" office:value-type="string">
            <text:p>0,4</text:p>
          </table:table-cell>
          <table:table-cell table:formula="oooc:=[.D279]/2" office:value-type="string">
            <text:p>0</text:p>
          </table:table-cell>
          <table:table-cell table:formula="oooc:=([.E279]+[.F279])/2" office:value-type="string">
            <text:p>0,2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Waltrop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0]/5" office:value-type="string">
            <text:p>0,4</text:p>
          </table:table-cell>
          <table:table-cell table:formula="oooc:=[.D280]/2" office:value-type="string">
            <text:p>0</text:p>
          </table:table-cell>
          <table:table-cell table:formula="oooc:=([.E280]+[.F280])/2" office:value-type="string">
            <text:p>0,2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Wermelskirch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1]/5" office:value-type="string">
            <text:p>0,4</text:p>
          </table:table-cell>
          <table:table-cell table:formula="oooc:=[.D281]/2" office:value-type="string">
            <text:p>0</text:p>
          </table:table-cell>
          <table:table-cell table:formula="oooc:=([.E281]+[.F281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Bedbu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2]/5" office:value-type="string">
            <text:p>0,4</text:p>
          </table:table-cell>
          <table:table-cell table:formula="oooc:=[.D282]/2" office:value-type="string">
            <text:p>0</text:p>
          </table:table-cell>
          <table:table-cell table:formula="oooc:=([.E282]+[.F282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Elsdor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3]/5" office:value-type="string">
            <text:p>0,4</text:p>
          </table:table-cell>
          <table:table-cell table:formula="oooc:=[.D283]/2" office:value-type="string">
            <text:p>0</text:p>
          </table:table-cell>
          <table:table-cell table:formula="oooc:=([.E283]+[.F283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Erftstad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4]/5" office:value-type="string">
            <text:p>0,4</text:p>
          </table:table-cell>
          <table:table-cell table:formula="oooc:=[.D284]/2" office:value-type="string">
            <text:p>0</text:p>
          </table:table-cell>
          <table:table-cell table:formula="oooc:=([.E284]+[.F284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H�rt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5]/5" office:value-type="string">
            <text:p>0,4</text:p>
          </table:table-cell>
          <table:table-cell table:formula="oooc:=[.D285]/2" office:value-type="string">
            <text:p>0</text:p>
          </table:table-cell>
          <table:table-cell table:formula="oooc:=([.E285]+[.F285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Kerp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6]/5" office:value-type="string">
            <text:p>0,4</text:p>
          </table:table-cell>
          <table:table-cell table:formula="oooc:=[.D286]/2" office:value-type="string">
            <text:p>0</text:p>
          </table:table-cell>
          <table:table-cell table:formula="oooc:=([.E286]+[.F286])/2" office:value-type="string">
            <text:p>0,2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Pulhei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7]/5" office:value-type="string">
            <text:p>0,4</text:p>
          </table:table-cell>
          <table:table-cell table:formula="oooc:=[.D287]/2" office:value-type="string">
            <text:p>0</text:p>
          </table:table-cell>
          <table:table-cell table:formula="oooc:=([.E287]+[.F287])/2" office:value-type="string">
            <text:p>0,2</text:p>
          </table:table-cell>
        </table:table-row>
        <table:table-row table:style-name="ro2">
          <table:table-cell table:style-name="ce21" office:value-type="string">
            <text:p>Rhein-Kreis Neuss</text:p>
          </table:table-cell>
          <table:table-cell table:style-name="ce21" office:value-type="string">
            <text:p>Rommerskirch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8]/5" office:value-type="string">
            <text:p>0,4</text:p>
          </table:table-cell>
          <table:table-cell table:formula="oooc:=[.D288]/2" office:value-type="string">
            <text:p>0</text:p>
          </table:table-cell>
          <table:table-cell table:formula="oooc:=([.E288]+[.F288])/2" office:value-type="string">
            <text:p>0,2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Alft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89]/5" office:value-type="string">
            <text:p>0,4</text:p>
          </table:table-cell>
          <table:table-cell table:formula="oooc:=[.D289]/2" office:value-type="string">
            <text:p>0</text:p>
          </table:table-cell>
          <table:table-cell table:formula="oooc:=([.E289]+[.F289])/2" office:value-type="string">
            <text:p>0,2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Eitor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0]/5" office:value-type="string">
            <text:p>0,4</text:p>
          </table:table-cell>
          <table:table-cell table:formula="oooc:=[.D290]/2" office:value-type="string">
            <text:p>0</text:p>
          </table:table-cell>
          <table:table-cell table:formula="oooc:=([.E290]+[.F290])/2" office:value-type="string">
            <text:p>0,2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Henne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1]/5" office:value-type="string">
            <text:p>0,4</text:p>
          </table:table-cell>
          <table:table-cell table:formula="oooc:=[.D291]/2" office:value-type="string">
            <text:p>0</text:p>
          </table:table-cell>
          <table:table-cell table:formula="oooc:=([.E291]+[.F291])/2" office:value-type="string">
            <text:p>0,2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Rheinba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2]/5" office:value-type="string">
            <text:p>0,4</text:p>
          </table:table-cell>
          <table:table-cell table:formula="oooc:=[.D292]/2" office:value-type="string">
            <text:p>0</text:p>
          </table:table-cell>
          <table:table-cell table:formula="oooc:=([.E292]+[.F292])/2" office:value-type="string">
            <text:p>0,2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Sankt August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3]/5" office:value-type="string">
            <text:p>0,4</text:p>
          </table:table-cell>
          <table:table-cell table:formula="oooc:=[.D293]/2" office:value-type="string">
            <text:p>0</text:p>
          </table:table-cell>
          <table:table-cell table:formula="oooc:=([.E293]+[.F293])/2" office:value-type="string">
            <text:p>0,2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Erndtebr�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4]/5" office:value-type="string">
            <text:p>0,4</text:p>
          </table:table-cell>
          <table:table-cell table:formula="oooc:=[.D294]/2" office:value-type="string">
            <text:p>0</text:p>
          </table:table-cell>
          <table:table-cell table:formula="oooc:=([.E294]+[.F294])/2" office:value-type="string">
            <text:p>0,2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Netph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5]/5" office:value-type="string">
            <text:p>0,4</text:p>
          </table:table-cell>
          <table:table-cell table:formula="oooc:=[.D295]/2" office:value-type="string">
            <text:p>0</text:p>
          </table:table-cell>
          <table:table-cell table:formula="oooc:=([.E295]+[.F295])/2" office:value-type="string">
            <text:p>0,2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Anr”cht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6]/5" office:value-type="string">
            <text:p>0,4</text:p>
          </table:table-cell>
          <table:table-cell table:formula="oooc:=[.D296]/2" office:value-type="string">
            <text:p>0</text:p>
          </table:table-cell>
          <table:table-cell table:formula="oooc:=([.E296]+[.F296])/2" office:value-type="string">
            <text:p>0,2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Erwitt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7]/5" office:value-type="string">
            <text:p>0,4</text:p>
          </table:table-cell>
          <table:table-cell table:formula="oooc:=[.D297]/2" office:value-type="string">
            <text:p>0</text:p>
          </table:table-cell>
          <table:table-cell table:formula="oooc:=([.E297]+[.F297])/2" office:value-type="string">
            <text:p>0,2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Lippet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8]/5" office:value-type="string">
            <text:p>0,4</text:p>
          </table:table-cell>
          <table:table-cell table:formula="oooc:=[.D298]/2" office:value-type="string">
            <text:p>0</text:p>
          </table:table-cell>
          <table:table-cell table:formula="oooc:=([.E298]+[.F298])/2" office:value-type="string">
            <text:p>0,2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M”hnese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299]/5" office:value-type="string">
            <text:p>0,4</text:p>
          </table:table-cell>
          <table:table-cell table:formula="oooc:=[.D299]/2" office:value-type="string">
            <text:p>0</text:p>
          </table:table-cell>
          <table:table-cell table:formula="oooc:=([.E299]+[.F299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Altenber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0]/5" office:value-type="string">
            <text:p>0,4</text:p>
          </table:table-cell>
          <table:table-cell table:formula="oooc:=[.D300]/2" office:value-type="string">
            <text:p>0</text:p>
          </table:table-cell>
          <table:table-cell table:formula="oooc:=([.E300]+[.F300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Grev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1]/5" office:value-type="string">
            <text:p>0,4</text:p>
          </table:table-cell>
          <table:table-cell table:formula="oooc:=[.D301]/2" office:value-type="string">
            <text:p>0</text:p>
          </table:table-cell>
          <table:table-cell table:formula="oooc:=([.E301]+[.F301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Ibbenb�r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2]/5" office:value-type="string">
            <text:p>0,4</text:p>
          </table:table-cell>
          <table:table-cell table:formula="oooc:=[.D302]/2" office:value-type="string">
            <text:p>0</text:p>
          </table:table-cell>
          <table:table-cell table:formula="oooc:=([.E302]+[.F302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Ladberg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3]/5" office:value-type="string">
            <text:p>0,4</text:p>
          </table:table-cell>
          <table:table-cell table:formula="oooc:=[.D303]/2" office:value-type="string">
            <text:p>0</text:p>
          </table:table-cell>
          <table:table-cell table:formula="oooc:=([.E303]+[.F303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La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4]/5" office:value-type="string">
            <text:p>0,4</text:p>
          </table:table-cell>
          <table:table-cell table:formula="oooc:=[.D304]/2" office:value-type="string">
            <text:p>0</text:p>
          </table:table-cell>
          <table:table-cell table:formula="oooc:=([.E304]+[.F304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Lott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5]/5" office:value-type="string">
            <text:p>0,4</text:p>
          </table:table-cell>
          <table:table-cell table:formula="oooc:=[.D305]/2" office:value-type="string">
            <text:p>0</text:p>
          </table:table-cell>
          <table:table-cell table:formula="oooc:=([.E305]+[.F305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Tecklenbu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6]/5" office:value-type="string">
            <text:p>0,4</text:p>
          </table:table-cell>
          <table:table-cell table:formula="oooc:=[.D306]/2" office:value-type="string">
            <text:p>0</text:p>
          </table:table-cell>
          <table:table-cell table:formula="oooc:=([.E306]+[.F306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Saerbe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7]/5" office:value-type="string">
            <text:p>0,4</text:p>
          </table:table-cell>
          <table:table-cell table:formula="oooc:=[.D307]/2" office:value-type="string">
            <text:p>0</text:p>
          </table:table-cell>
          <table:table-cell table:formula="oooc:=([.E307]+[.F307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Reck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8]/5" office:value-type="string">
            <text:p>0,4</text:p>
          </table:table-cell>
          <table:table-cell table:formula="oooc:=[.D308]/2" office:value-type="string">
            <text:p>0</text:p>
          </table:table-cell>
          <table:table-cell table:formula="oooc:=([.E308]+[.F308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Nordwal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09]/5" office:value-type="string">
            <text:p>0,4</text:p>
          </table:table-cell>
          <table:table-cell table:formula="oooc:=[.D309]/2" office:value-type="string">
            <text:p>0</text:p>
          </table:table-cell>
          <table:table-cell table:formula="oooc:=([.E309]+[.F309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Neuenkirch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0]/5" office:value-type="string">
            <text:p>0,4</text:p>
          </table:table-cell>
          <table:table-cell table:formula="oooc:=[.D310]/2" office:value-type="string">
            <text:p>0</text:p>
          </table:table-cell>
          <table:table-cell table:formula="oooc:=([.E310]+[.F310])/2" office:value-type="string">
            <text:p>0,2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Metting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1]/5" office:value-type="string">
            <text:p>0,4</text:p>
          </table:table-cell>
          <table:table-cell table:formula="oooc:=[.D311]/2" office:value-type="string">
            <text:p>0</text:p>
          </table:table-cell>
          <table:table-cell table:formula="oooc:=([.E311]+[.F311])/2" office:value-type="string">
            <text:p>0,2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B”n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2]/5" office:value-type="string">
            <text:p>0,4</text:p>
          </table:table-cell>
          <table:table-cell table:formula="oooc:=[.D312]/2" office:value-type="string">
            <text:p>0</text:p>
          </table:table-cell>
          <table:table-cell table:formula="oooc:=([.E312]+[.F312])/2" office:value-type="string">
            <text:p>0,2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Kam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3]/5" office:value-type="string">
            <text:p>0,4</text:p>
          </table:table-cell>
          <table:table-cell table:formula="oooc:=[.D313]/2" office:value-type="string">
            <text:p>0</text:p>
          </table:table-cell>
          <table:table-cell table:formula="oooc:=([.E313]+[.F313])/2" office:value-type="string">
            <text:p>0,2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Holzwicke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4]/5" office:value-type="string">
            <text:p>0,4</text:p>
          </table:table-cell>
          <table:table-cell table:formula="oooc:=[.D314]/2" office:value-type="string">
            <text:p>0</text:p>
          </table:table-cell>
          <table:table-cell table:formula="oooc:=([.E314]+[.F314])/2" office:value-type="string">
            <text:p>0,2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Sassenber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5]/5" office:value-type="string">
            <text:p>0,4</text:p>
          </table:table-cell>
          <table:table-cell table:formula="oooc:=[.D315]/2" office:value-type="string">
            <text:p>0</text:p>
          </table:table-cell>
          <table:table-cell table:formula="oooc:=([.E315]+[.F315])/2" office:value-type="string">
            <text:p>0,2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Hamminkel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6]/5" office:value-type="string">
            <text:p>0,4</text:p>
          </table:table-cell>
          <table:table-cell table:formula="oooc:=[.D316]/2" office:value-type="string">
            <text:p>0</text:p>
          </table:table-cell>
          <table:table-cell table:formula="oooc:=([.E316]+[.F316])/2" office:value-type="string">
            <text:p>0,2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Dinslake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[.C317]/5" office:value-type="string">
            <text:p>0,4</text:p>
          </table:table-cell>
          <table:table-cell table:formula="oooc:=[.D317]/2" office:value-type="string">
            <text:p>0</text:p>
          </table:table-cell>
          <table:table-cell table:formula="oooc:=([.E317]+[.F317])/2" office:value-type="string">
            <text:p>0,2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Eschweil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18]/5" office:value-type="string">
            <text:p>0,2</text:p>
          </table:table-cell>
          <table:table-cell table:formula="oooc:=[.D318]/2" office:value-type="string">
            <text:p>0</text:p>
          </table:table-cell>
          <table:table-cell table:formula="oooc:=([.E318]+[.F318])/2" office:value-type="string">
            <text:p>0,1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Baesweil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19]/5" office:value-type="string">
            <text:p>0,2</text:p>
          </table:table-cell>
          <table:table-cell table:formula="oooc:=[.D319]/2" office:value-type="string">
            <text:p>0</text:p>
          </table:table-cell>
          <table:table-cell table:formula="oooc:=([.E319]+[.F319])/2" office:value-type="string">
            <text:p>0,1</text:p>
          </table:table-cell>
        </table:table-row>
        <table:table-row table:style-name="ro2">
          <table:table-cell table:style-name="ce21" office:value-type="string">
            <text:p>St„dteregion Aachen</text:p>
          </table:table-cell>
          <table:table-cell table:style-name="ce21" office:value-type="string">
            <text:p>Herzogenrat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0]/5" office:value-type="string">
            <text:p>0,2</text:p>
          </table:table-cell>
          <table:table-cell table:formula="oooc:=[.D320]/2" office:value-type="string">
            <text:p>0</text:p>
          </table:table-cell>
          <table:table-cell table:formula="oooc:=([.E320]+[.F320])/2" office:value-type="string">
            <text:p>0,1</text:p>
          </table:table-cell>
        </table:table-row>
        <table:table-row table:style-name="ro2">
          <table:table-cell table:style-name="ce21" office:value-type="string">
            <text:p>Borken</text:p>
          </table:table-cell>
          <table:table-cell table:style-name="ce21" office:value-type="string">
            <text:p>Legd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1]/5" office:value-type="string">
            <text:p>0,2</text:p>
          </table:table-cell>
          <table:table-cell table:formula="oooc:=[.D321]/2" office:value-type="string">
            <text:p>0</text:p>
          </table:table-cell>
          <table:table-cell table:formula="oooc:=([.E321]+[.F321])/2" office:value-type="string">
            <text:p>0,1</text:p>
          </table:table-cell>
        </table:table-row>
        <table:table-row table:style-name="ro2">
          <table:table-cell table:style-name="ce21" office:value-type="string">
            <text:p>Coesfeld</text:p>
          </table:table-cell>
          <table:table-cell table:style-name="ce21" office:value-type="string">
            <text:p>Olf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2]/5" office:value-type="string">
            <text:p>0,2</text:p>
          </table:table-cell>
          <table:table-cell table:formula="oooc:=[.D322]/2" office:value-type="string">
            <text:p>0</text:p>
          </table:table-cell>
          <table:table-cell table:formula="oooc:=([.E322]+[.F322])/2" office:value-type="string">
            <text:p>0,1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Ennepe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3]/5" office:value-type="string">
            <text:p>0,2</text:p>
          </table:table-cell>
          <table:table-cell table:formula="oooc:=[.D323]/2" office:value-type="string">
            <text:p>0</text:p>
          </table:table-cell>
          <table:table-cell table:formula="oooc:=([.E323]+[.F323])/2" office:value-type="string">
            <text:p>0,1</text:p>
          </table:table-cell>
        </table:table-row>
        <table:table-row table:style-name="ro2">
          <table:table-cell table:style-name="ce21" office:value-type="string">
            <text:p>Ennepe-Ruhr-Kreis</text:p>
          </table:table-cell>
          <table:table-cell table:style-name="ce21" office:value-type="string">
            <text:p>Gevelsbe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4]/5" office:value-type="string">
            <text:p>0,2</text:p>
          </table:table-cell>
          <table:table-cell table:formula="oooc:=[.D324]/2" office:value-type="string">
            <text:p>0</text:p>
          </table:table-cell>
          <table:table-cell table:formula="oooc:=([.E324]+[.F324])/2" office:value-type="string">
            <text:p>0,1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Dahle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5]/5" office:value-type="string">
            <text:p>0,2</text:p>
          </table:table-cell>
          <table:table-cell table:formula="oooc:=[.D325]/2" office:value-type="string">
            <text:p>0</text:p>
          </table:table-cell>
          <table:table-cell table:formula="oooc:=([.E325]+[.F325])/2" office:value-type="string">
            <text:p>0,1</text:p>
          </table:table-cell>
        </table:table-row>
        <table:table-row table:style-name="ro2">
          <table:table-cell table:style-name="ce21" office:value-type="string">
            <text:p>Euskirchen</text:p>
          </table:table-cell>
          <table:table-cell table:style-name="ce21" office:value-type="string">
            <text:p>Hellenth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6]/5" office:value-type="string">
            <text:p>0,2</text:p>
          </table:table-cell>
          <table:table-cell table:formula="oooc:=[.D326]/2" office:value-type="string">
            <text:p>0</text:p>
          </table:table-cell>
          <table:table-cell table:formula="oooc:=([.E326]+[.F326])/2" office:value-type="string">
            <text:p>0,1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Borgholzhaus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7]/5" office:value-type="string">
            <text:p>0,2</text:p>
          </table:table-cell>
          <table:table-cell table:formula="oooc:=[.D327]/2" office:value-type="string">
            <text:p>0</text:p>
          </table:table-cell>
          <table:table-cell table:formula="oooc:=([.E327]+[.F327])/2" office:value-type="string">
            <text:p>0,1</text:p>
          </table:table-cell>
        </table:table-row>
        <table:table-row table:style-name="ro2">
          <table:table-cell table:style-name="ce21" office:value-type="string">
            <text:p>G�tersloh</text:p>
          </table:table-cell>
          <table:table-cell table:style-name="ce21" office:value-type="string">
            <text:p>Versmol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8]/5" office:value-type="string">
            <text:p>0,2</text:p>
          </table:table-cell>
          <table:table-cell table:formula="oooc:=[.D328]/2" office:value-type="string">
            <text:p>0</text:p>
          </table:table-cell>
          <table:table-cell table:formula="oooc:=([.E328]+[.F328])/2" office:value-type="string">
            <text:p>0,1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B�nd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29]/5" office:value-type="string">
            <text:p>0,2</text:p>
          </table:table-cell>
          <table:table-cell table:formula="oooc:=[.D329]/2" office:value-type="string">
            <text:p>0</text:p>
          </table:table-cell>
          <table:table-cell table:formula="oooc:=([.E329]+[.F329])/2" office:value-type="string">
            <text:p>0,1</text:p>
          </table:table-cell>
        </table:table-row>
        <table:table-row table:style-name="ro2">
          <table:table-cell table:style-name="ce21" office:value-type="string">
            <text:p>Herford</text:p>
          </table:table-cell>
          <table:table-cell table:style-name="ce21" office:value-type="string">
            <text:p>Hiddenhaus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0]/5" office:value-type="string">
            <text:p>0,2</text:p>
          </table:table-cell>
          <table:table-cell table:formula="oooc:=[.D330]/2" office:value-type="string">
            <text:p>0</text:p>
          </table:table-cell>
          <table:table-cell table:formula="oooc:=([.E330]+[.F330])/2" office:value-type="string">
            <text:p>0,1</text:p>
          </table:table-cell>
        </table:table-row>
        <table:table-row table:style-name="ro2">
          <table:table-cell table:style-name="ce21" office:value-type="string">
            <text:p>Hochsauerland</text:p>
          </table:table-cell>
          <table:table-cell table:style-name="ce21" office:value-type="string">
            <text:p>Bestwi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1]/5" office:value-type="string">
            <text:p>0,2</text:p>
          </table:table-cell>
          <table:table-cell table:formula="oooc:=[.D331]/2" office:value-type="string">
            <text:p>0</text:p>
          </table:table-cell>
          <table:table-cell table:formula="oooc:=([.E331]+[.F331])/2" office:value-type="string">
            <text:p>0,1</text:p>
          </table:table-cell>
        </table:table-row>
        <table:table-row table:style-name="ro2">
          <table:table-cell table:style-name="ce21" office:value-type="string">
            <text:p>H”xter</text:p>
          </table:table-cell>
          <table:table-cell table:style-name="ce21" office:value-type="string">
            <text:p>Bad Dribu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2]/5" office:value-type="string">
            <text:p>0,2</text:p>
          </table:table-cell>
          <table:table-cell table:formula="oooc:=[.D332]/2" office:value-type="string">
            <text:p>0</text:p>
          </table:table-cell>
          <table:table-cell table:formula="oooc:=([.E332]+[.F332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Bedburg-Ha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3]/5" office:value-type="string">
            <text:p>0,2</text:p>
          </table:table-cell>
          <table:table-cell table:formula="oooc:=[.D333]/2" office:value-type="string">
            <text:p>0</text:p>
          </table:table-cell>
          <table:table-cell table:formula="oooc:=([.E333]+[.F333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Goc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4]/5" office:value-type="string">
            <text:p>0,2</text:p>
          </table:table-cell>
          <table:table-cell table:formula="oooc:=[.D334]/2" office:value-type="string">
            <text:p>0</text:p>
          </table:table-cell>
          <table:table-cell table:formula="oooc:=([.E334]+[.F334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Kalka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5]/5" office:value-type="string">
            <text:p>0,2</text:p>
          </table:table-cell>
          <table:table-cell table:formula="oooc:=[.D335]/2" office:value-type="string">
            <text:p>0</text:p>
          </table:table-cell>
          <table:table-cell table:formula="oooc:=([.E335]+[.F335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Kranenbu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6]/5" office:value-type="string">
            <text:p>0,2</text:p>
          </table:table-cell>
          <table:table-cell table:formula="oooc:=[.D336]/2" office:value-type="string">
            <text:p>0</text:p>
          </table:table-cell>
          <table:table-cell table:formula="oooc:=([.E336]+[.F336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Re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7]/5" office:value-type="string">
            <text:p>0,2</text:p>
          </table:table-cell>
          <table:table-cell table:formula="oooc:=[.D337]/2" office:value-type="string">
            <text:p>0</text:p>
          </table:table-cell>
          <table:table-cell table:formula="oooc:=([.E337]+[.F337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Wachtendon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8]/5" office:value-type="string">
            <text:p>0,2</text:p>
          </table:table-cell>
          <table:table-cell table:formula="oooc:=[.D338]/2" office:value-type="string">
            <text:p>0</text:p>
          </table:table-cell>
          <table:table-cell table:formula="oooc:=([.E338]+[.F338])/2" office:value-type="string">
            <text:p>0,1</text:p>
          </table:table-cell>
        </table:table-row>
        <table:table-row table:style-name="ro2">
          <table:table-cell table:style-name="ce21" office:value-type="string">
            <text:p>Kleve</text:p>
          </table:table-cell>
          <table:table-cell table:style-name="ce21" office:value-type="string">
            <text:p>Weez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39]/5" office:value-type="string">
            <text:p>0,2</text:p>
          </table:table-cell>
          <table:table-cell table:formula="oooc:=[.D339]/2" office:value-type="string">
            <text:p>0</text:p>
          </table:table-cell>
          <table:table-cell table:formula="oooc:=([.E339]+[.F339])/2" office:value-type="string">
            <text:p>0,1</text:p>
          </table:table-cell>
        </table:table-row>
        <table:table-row table:style-name="ro2">
          <table:table-cell table:style-name="ce21" office:value-type="string">
            <text:p>Lippe</text:p>
          </table:table-cell>
          <table:table-cell table:style-name="ce21" office:value-type="string">
            <text:p>Schlan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0]/5" office:value-type="string">
            <text:p>0,2</text:p>
          </table:table-cell>
          <table:table-cell table:formula="oooc:=[.D340]/2" office:value-type="string">
            <text:p>0</text:p>
          </table:table-cell>
          <table:table-cell table:formula="oooc:=([.E340]+[.F340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Alten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1]/5" office:value-type="string">
            <text:p>0,2</text:p>
          </table:table-cell>
          <table:table-cell table:formula="oooc:=[.D341]/2" office:value-type="string">
            <text:p>0</text:p>
          </table:table-cell>
          <table:table-cell table:formula="oooc:=([.E341]+[.F341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Herschei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2]/5" office:value-type="string">
            <text:p>0,2</text:p>
          </table:table-cell>
          <table:table-cell table:formula="oooc:=[.D342]/2" office:value-type="string">
            <text:p>0</text:p>
          </table:table-cell>
          <table:table-cell table:formula="oooc:=([.E342]+[.F342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Kiersp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3]/5" office:value-type="string">
            <text:p>0,2</text:p>
          </table:table-cell>
          <table:table-cell table:formula="oooc:=[.D343]/2" office:value-type="string">
            <text:p>0</text:p>
          </table:table-cell>
          <table:table-cell table:formula="oooc:=([.E343]+[.F343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Meinerzha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4]/5" office:value-type="string">
            <text:p>0,2</text:p>
          </table:table-cell>
          <table:table-cell table:formula="oooc:=[.D344]/2" office:value-type="string">
            <text:p>0</text:p>
          </table:table-cell>
          <table:table-cell table:formula="oooc:=([.E344]+[.F344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Nachrodt-Wiblingwerd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5]/5" office:value-type="string">
            <text:p>0,2</text:p>
          </table:table-cell>
          <table:table-cell table:formula="oooc:=[.D345]/2" office:value-type="string">
            <text:p>0</text:p>
          </table:table-cell>
          <table:table-cell table:formula="oooc:=([.E345]+[.F345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Neuenrad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6]/5" office:value-type="string">
            <text:p>0,2</text:p>
          </table:table-cell>
          <table:table-cell table:formula="oooc:=[.D346]/2" office:value-type="string">
            <text:p>0</text:p>
          </table:table-cell>
          <table:table-cell table:formula="oooc:=([.E346]+[.F346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Plettenbe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7]/5" office:value-type="string">
            <text:p>0,2</text:p>
          </table:table-cell>
          <table:table-cell table:formula="oooc:=[.D347]/2" office:value-type="string">
            <text:p>0</text:p>
          </table:table-cell>
          <table:table-cell table:formula="oooc:=([.E347]+[.F347])/2" office:value-type="string">
            <text:p>0,1</text:p>
          </table:table-cell>
        </table:table-row>
        <table:table-row table:style-name="ro2">
          <table:table-cell table:style-name="ce21" office:value-type="string">
            <text:p>M„rkischer Kreis</text:p>
          </table:table-cell>
          <table:table-cell table:style-name="ce21" office:value-type="string">
            <text:p>Schalksm�h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8]/5" office:value-type="string">
            <text:p>0,2</text:p>
          </table:table-cell>
          <table:table-cell table:formula="oooc:=[.D348]/2" office:value-type="string">
            <text:p>0</text:p>
          </table:table-cell>
          <table:table-cell table:formula="oooc:=([.E348]+[.F348])/2" office:value-type="string">
            <text:p>0,1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Heiligenha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49]/5" office:value-type="string">
            <text:p>0,2</text:p>
          </table:table-cell>
          <table:table-cell table:formula="oooc:=[.D349]/2" office:value-type="string">
            <text:p>0</text:p>
          </table:table-cell>
          <table:table-cell table:formula="oooc:=([.E349]+[.F349])/2" office:value-type="string">
            <text:p>0,1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Ratin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0]/5" office:value-type="string">
            <text:p>0,2</text:p>
          </table:table-cell>
          <table:table-cell table:formula="oooc:=[.D350]/2" office:value-type="string">
            <text:p>0</text:p>
          </table:table-cell>
          <table:table-cell table:formula="oooc:=([.E350]+[.F350])/2" office:value-type="string">
            <text:p>0,1</text:p>
          </table:table-cell>
        </table:table-row>
        <table:table-row table:style-name="ro2">
          <table:table-cell table:style-name="ce21" office:value-type="string">
            <text:p>Mettmann</text:p>
          </table:table-cell>
          <table:table-cell table:style-name="ce21" office:value-type="string">
            <text:p>W�lfrath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1]/5" office:value-type="string">
            <text:p>0,2</text:p>
          </table:table-cell>
          <table:table-cell table:formula="oooc:=[.D351]/2" office:value-type="string">
            <text:p>0</text:p>
          </table:table-cell>
          <table:table-cell table:formula="oooc:=([.E351]+[.F351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Bergneustad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2]/5" office:value-type="string">
            <text:p>0,2</text:p>
          </table:table-cell>
          <table:table-cell table:formula="oooc:=[.D352]/2" office:value-type="string">
            <text:p>0</text:p>
          </table:table-cell>
          <table:table-cell table:formula="oooc:=([.E352]+[.F352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Engelskirch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3]/5" office:value-type="string">
            <text:p>0,2</text:p>
          </table:table-cell>
          <table:table-cell table:formula="oooc:=[.D353]/2" office:value-type="string">
            <text:p>0</text:p>
          </table:table-cell>
          <table:table-cell table:formula="oooc:=([.E353]+[.F353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H�ckeswa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4]/5" office:value-type="string">
            <text:p>0,2</text:p>
          </table:table-cell>
          <table:table-cell table:formula="oooc:=[.D354]/2" office:value-type="string">
            <text:p>0</text:p>
          </table:table-cell>
          <table:table-cell table:formula="oooc:=([.E354]+[.F354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Radevormwal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5]/5" office:value-type="string">
            <text:p>0,2</text:p>
          </table:table-cell>
          <table:table-cell table:formula="oooc:=[.D355]/2" office:value-type="string">
            <text:p>0</text:p>
          </table:table-cell>
          <table:table-cell table:formula="oooc:=([.E355]+[.F355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Waldbr”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6]/5" office:value-type="string">
            <text:p>0,2</text:p>
          </table:table-cell>
          <table:table-cell table:formula="oooc:=[.D356]/2" office:value-type="string">
            <text:p>0</text:p>
          </table:table-cell>
          <table:table-cell table:formula="oooc:=([.E356]+[.F356])/2" office:value-type="string">
            <text:p>0,1</text:p>
          </table:table-cell>
        </table:table-row>
        <table:table-row table:style-name="ro2">
          <table:table-cell table:style-name="ce21" office:value-type="string">
            <text:p>Oberbergischer Kreis</text:p>
          </table:table-cell>
          <table:table-cell table:style-name="ce21" office:value-type="string">
            <text:p>Wieh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7]/5" office:value-type="string">
            <text:p>0,2</text:p>
          </table:table-cell>
          <table:table-cell table:formula="oooc:=[.D357]/2" office:value-type="string">
            <text:p>0</text:p>
          </table:table-cell>
          <table:table-cell table:formula="oooc:=([.E357]+[.F357])/2" office:value-type="string">
            <text:p>0,1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Finnentrop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8]/5" office:value-type="string">
            <text:p>0,2</text:p>
          </table:table-cell>
          <table:table-cell table:formula="oooc:=[.D358]/2" office:value-type="string">
            <text:p>0</text:p>
          </table:table-cell>
          <table:table-cell table:formula="oooc:=([.E358]+[.F358])/2" office:value-type="string">
            <text:p>0,1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Wend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59]/5" office:value-type="string">
            <text:p>0,2</text:p>
          </table:table-cell>
          <table:table-cell table:formula="oooc:=[.D359]/2" office:value-type="string">
            <text:p>0</text:p>
          </table:table-cell>
          <table:table-cell table:formula="oooc:=([.E359]+[.F359])/2" office:value-type="string">
            <text:p>0,1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B�r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0]/5" office:value-type="string">
            <text:p>0,2</text:p>
          </table:table-cell>
          <table:table-cell table:formula="oooc:=[.D360]/2" office:value-type="string">
            <text:p>0</text:p>
          </table:table-cell>
          <table:table-cell table:formula="oooc:=([.E360]+[.F360])/2" office:value-type="string">
            <text:p>0,1</text:p>
          </table:table-cell>
        </table:table-row>
        <table:table-row table:style-name="ro2">
          <table:table-cell table:style-name="ce21" office:value-type="string">
            <text:p>Paderborn</text:p>
          </table:table-cell>
          <table:table-cell table:style-name="ce21" office:value-type="string">
            <text:p>Lichtena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1]/5" office:value-type="string">
            <text:p>0,2</text:p>
          </table:table-cell>
          <table:table-cell table:formula="oooc:=[.D361]/2" office:value-type="string">
            <text:p>0</text:p>
          </table:table-cell>
          <table:table-cell table:formula="oooc:=([.E361]+[.F361])/2" office:value-type="string">
            <text:p>0,1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Dattel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2]/5" office:value-type="string">
            <text:p>0,2</text:p>
          </table:table-cell>
          <table:table-cell table:formula="oooc:=[.D362]/2" office:value-type="string">
            <text:p>0</text:p>
          </table:table-cell>
          <table:table-cell table:formula="oooc:=([.E362]+[.F362])/2" office:value-type="string">
            <text:p>0,1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Dorst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3]/5" office:value-type="string">
            <text:p>0,2</text:p>
          </table:table-cell>
          <table:table-cell table:formula="oooc:=[.D363]/2" office:value-type="string">
            <text:p>0</text:p>
          </table:table-cell>
          <table:table-cell table:formula="oooc:=([.E363]+[.F363])/2" office:value-type="string">
            <text:p>0,1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Hert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4]/5" office:value-type="string">
            <text:p>0,2</text:p>
          </table:table-cell>
          <table:table-cell table:formula="oooc:=[.D364]/2" office:value-type="string">
            <text:p>0</text:p>
          </table:table-cell>
          <table:table-cell table:formula="oooc:=([.E364]+[.F364])/2" office:value-type="string">
            <text:p>0,1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Mar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5]/5" office:value-type="string">
            <text:p>0,2</text:p>
          </table:table-cell>
          <table:table-cell table:formula="oooc:=[.D365]/2" office:value-type="string">
            <text:p>0</text:p>
          </table:table-cell>
          <table:table-cell table:formula="oooc:=([.E365]+[.F365])/2" office:value-type="string">
            <text:p>0,1</text:p>
          </table:table-cell>
        </table:table-row>
        <table:table-row table:style-name="ro2">
          <table:table-cell table:style-name="ce21" office:value-type="string">
            <text:p>Recklinghausen</text:p>
          </table:table-cell>
          <table:table-cell table:style-name="ce21" office:value-type="string">
            <text:p>Oer-Erkenschw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6]/5" office:value-type="string">
            <text:p>0,2</text:p>
          </table:table-cell>
          <table:table-cell table:formula="oooc:=[.D366]/2" office:value-type="string">
            <text:p>0</text:p>
          </table:table-cell>
          <table:table-cell table:formula="oooc:=([.E366]+[.F366])/2" office:value-type="string">
            <text:p>0,1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Burschei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7]/5" office:value-type="string">
            <text:p>0,2</text:p>
          </table:table-cell>
          <table:table-cell table:formula="oooc:=[.D367]/2" office:value-type="string">
            <text:p>0</text:p>
          </table:table-cell>
          <table:table-cell table:formula="oooc:=([.E367]+[.F367])/2" office:value-type="string">
            <text:p>0,1</text:p>
          </table:table-cell>
        </table:table-row>
        <table:table-row table:style-name="ro2">
          <table:table-cell table:style-name="ce21" office:value-type="string">
            <text:p>Rhein-Berg</text:p>
          </table:table-cell>
          <table:table-cell table:style-name="ce21" office:value-type="string">
            <text:p>K�rt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8]/5" office:value-type="string">
            <text:p>0,2</text:p>
          </table:table-cell>
          <table:table-cell table:formula="oooc:=[.D368]/2" office:value-type="string">
            <text:p>0</text:p>
          </table:table-cell>
          <table:table-cell table:formula="oooc:=([.E368]+[.F368])/2" office:value-type="string">
            <text:p>0,1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Frech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69]/5" office:value-type="string">
            <text:p>0,2</text:p>
          </table:table-cell>
          <table:table-cell table:formula="oooc:=[.D369]/2" office:value-type="string">
            <text:p>0</text:p>
          </table:table-cell>
          <table:table-cell table:formula="oooc:=([.E369]+[.F369])/2" office:value-type="string">
            <text:p>0,1</text:p>
          </table:table-cell>
        </table:table-row>
        <table:table-row table:style-name="ro2">
          <table:table-cell table:style-name="ce21" office:value-type="string">
            <text:p>Rhein- Erft-Kreis</text:p>
          </table:table-cell>
          <table:table-cell table:style-name="ce21" office:value-type="string">
            <text:p>Wesse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0]/5" office:value-type="string">
            <text:p>0,2</text:p>
          </table:table-cell>
          <table:table-cell table:formula="oooc:=[.D370]/2" office:value-type="string">
            <text:p>0</text:p>
          </table:table-cell>
          <table:table-cell table:formula="oooc:=([.E370]+[.F370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Bad Honne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1]/5" office:value-type="string">
            <text:p>0,2</text:p>
          </table:table-cell>
          <table:table-cell table:formula="oooc:=[.D371]/2" office:value-type="string">
            <text:p>0</text:p>
          </table:table-cell>
          <table:table-cell table:formula="oooc:=([.E371]+[.F371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Bornhei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2]/5" office:value-type="string">
            <text:p>0,2</text:p>
          </table:table-cell>
          <table:table-cell table:formula="oooc:=[.D372]/2" office:value-type="string">
            <text:p>0</text:p>
          </table:table-cell>
          <table:table-cell table:formula="oooc:=([.E372]+[.F372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Lohma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3]/5" office:value-type="string">
            <text:p>0,2</text:p>
          </table:table-cell>
          <table:table-cell table:formula="oooc:=[.D373]/2" office:value-type="string">
            <text:p>0</text:p>
          </table:table-cell>
          <table:table-cell table:formula="oooc:=([.E373]+[.F373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Muc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4]/5" office:value-type="string">
            <text:p>0,2</text:p>
          </table:table-cell>
          <table:table-cell table:formula="oooc:=[.D374]/2" office:value-type="string">
            <text:p>0</text:p>
          </table:table-cell>
          <table:table-cell table:formula="oooc:=([.E374]+[.F374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Neunkirchen-Seelschei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5]/5" office:value-type="string">
            <text:p>0,2</text:p>
          </table:table-cell>
          <table:table-cell table:formula="oooc:=[.D375]/2" office:value-type="string">
            <text:p>0</text:p>
          </table:table-cell>
          <table:table-cell table:formula="oooc:=([.E375]+[.F375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Ruppichterot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6]/5" office:value-type="string">
            <text:p>0,2</text:p>
          </table:table-cell>
          <table:table-cell table:formula="oooc:=[.D376]/2" office:value-type="string">
            <text:p>0</text:p>
          </table:table-cell>
          <table:table-cell table:formula="oooc:=([.E376]+[.F376])/2" office:value-type="string">
            <text:p>0,1</text:p>
          </table:table-cell>
        </table:table-row>
        <table:table-row table:style-name="ro2">
          <table:table-cell table:style-name="ce21" office:value-type="string">
            <text:p>Rhein-Sieg-Kreis</text:p>
          </table:table-cell>
          <table:table-cell table:style-name="ce21" office:value-type="string">
            <text:p>Winde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7]/5" office:value-type="string">
            <text:p>0,2</text:p>
          </table:table-cell>
          <table:table-cell table:formula="oooc:=[.D377]/2" office:value-type="string">
            <text:p>0</text:p>
          </table:table-cell>
          <table:table-cell table:formula="oooc:=([.E377]+[.F377])/2" office:value-type="string">
            <text:p>0,1</text:p>
          </table:table-cell>
        </table:table-row>
        <table:table-row table:style-name="ro2">
          <table:table-cell table:style-name="ce21" office:value-type="string">
            <text:p>Siegen-Wittgenstein</text:p>
          </table:table-cell>
          <table:table-cell table:style-name="ce21" office:value-type="string">
            <text:p>Freudenbe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8]/5" office:value-type="string">
            <text:p>0,2</text:p>
          </table:table-cell>
          <table:table-cell table:formula="oooc:=[.D378]/2" office:value-type="string">
            <text:p>0</text:p>
          </table:table-cell>
          <table:table-cell table:formula="oooc:=([.E378]+[.F378])/2" office:value-type="string">
            <text:p>0,1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R�th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79]/5" office:value-type="string">
            <text:p>0,2</text:p>
          </table:table-cell>
          <table:table-cell table:formula="oooc:=[.D379]/2" office:value-type="string">
            <text:p>0</text:p>
          </table:table-cell>
          <table:table-cell table:formula="oooc:=([.E379]+[.F379])/2" office:value-type="string">
            <text:p>0,1</text:p>
          </table:table-cell>
        </table:table-row>
        <table:table-row table:style-name="ro2">
          <table:table-cell table:style-name="ce21" office:value-type="string">
            <text:p>Soest</text:p>
          </table:table-cell>
          <table:table-cell table:style-name="ce21" office:value-type="string">
            <text:p>Wicked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0]/5" office:value-type="string">
            <text:p>0,2</text:p>
          </table:table-cell>
          <table:table-cell table:formula="oooc:=[.D380]/2" office:value-type="string">
            <text:p>0</text:p>
          </table:table-cell>
          <table:table-cell table:formula="oooc:=([.E380]+[.F380])/2" office:value-type="string">
            <text:p>0,1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Hopst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1]/5" office:value-type="string">
            <text:p>0,2</text:p>
          </table:table-cell>
          <table:table-cell table:formula="oooc:=[.D381]/2" office:value-type="string">
            <text:p>0</text:p>
          </table:table-cell>
          <table:table-cell table:formula="oooc:=([.E381]+[.F381])/2" office:value-type="string">
            <text:p>0,1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H”rstel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2]/5" office:value-type="string">
            <text:p>0,2</text:p>
          </table:table-cell>
          <table:table-cell table:formula="oooc:=[.D382]/2" office:value-type="string">
            <text:p>0</text:p>
          </table:table-cell>
          <table:table-cell table:formula="oooc:=([.E382]+[.F382])/2" office:value-type="string">
            <text:p>0,1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Horstmar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3]/5" office:value-type="string">
            <text:p>0,2</text:p>
          </table:table-cell>
          <table:table-cell table:formula="oooc:=[.D383]/2" office:value-type="string">
            <text:p>0</text:p>
          </table:table-cell>
          <table:table-cell table:formula="oooc:=([.E383]+[.F383])/2" office:value-type="string">
            <text:p>0,1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Lien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4]/5" office:value-type="string">
            <text:p>0,2</text:p>
          </table:table-cell>
          <table:table-cell table:formula="oooc:=[.D384]/2" office:value-type="string">
            <text:p>0</text:p>
          </table:table-cell>
          <table:table-cell table:formula="oooc:=([.E384]+[.F384])/2" office:value-type="string">
            <text:p>0,1</text:p>
          </table:table-cell>
        </table:table-row>
        <table:table-row table:style-name="ro2">
          <table:table-cell table:style-name="ce21" office:value-type="string">
            <text:p>Steinfurt</text:p>
          </table:table-cell>
          <table:table-cell table:style-name="ce21" office:value-type="string">
            <text:p>Wettrin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5]/5" office:value-type="string">
            <text:p>0,2</text:p>
          </table:table-cell>
          <table:table-cell table:formula="oooc:=[.D385]/2" office:value-type="string">
            <text:p>0</text:p>
          </table:table-cell>
          <table:table-cell table:formula="oooc:=([.E385]+[.F385])/2" office:value-type="string">
            <text:p>0,1</text:p>
          </table:table-cell>
        </table:table-row>
        <table:table-row table:style-name="ro2">
          <table:table-cell table:style-name="ce21" office:value-type="string">
            <text:p>Unna</text:p>
          </table:table-cell>
          <table:table-cell table:style-name="ce21" office:value-type="string">
            <text:p>Sel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6]/5" office:value-type="string">
            <text:p>0,2</text:p>
          </table:table-cell>
          <table:table-cell table:formula="oooc:=[.D386]/2" office:value-type="string">
            <text:p>0</text:p>
          </table:table-cell>
          <table:table-cell table:formula="oooc:=([.E386]+[.F386])/2" office:value-type="string">
            <text:p>0,1</text:p>
          </table:table-cell>
        </table:table-row>
        <table:table-row table:style-name="ro2">
          <table:table-cell table:style-name="ce21" office:value-type="string">
            <text:p>Viersen</text:p>
          </table:table-cell>
          <table:table-cell table:style-name="ce21" office:value-type="string">
            <text:p>Br�gg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7]/5" office:value-type="string">
            <text:p>0,2</text:p>
          </table:table-cell>
          <table:table-cell table:formula="oooc:=[.D387]/2" office:value-type="string">
            <text:p>0</text:p>
          </table:table-cell>
          <table:table-cell table:formula="oooc:=([.E387]+[.F387])/2" office:value-type="string">
            <text:p>0,1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Oeld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8]/5" office:value-type="string">
            <text:p>0,2</text:p>
          </table:table-cell>
          <table:table-cell table:formula="oooc:=[.D388]/2" office:value-type="string">
            <text:p>0</text:p>
          </table:table-cell>
          <table:table-cell table:formula="oooc:=([.E388]+[.F388])/2" office:value-type="string">
            <text:p>0,1</text:p>
          </table:table-cell>
        </table:table-row>
        <table:table-row table:style-name="ro2">
          <table:table-cell table:style-name="ce21" office:value-type="string">
            <text:p>Warendorf </text:p>
          </table:table-cell>
          <table:table-cell table:style-name="ce21" office:value-type="string">
            <text:p>Waderslo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89]/5" office:value-type="string">
            <text:p>0,2</text:p>
          </table:table-cell>
          <table:table-cell table:formula="oooc:=[.D389]/2" office:value-type="string">
            <text:p>0</text:p>
          </table:table-cell>
          <table:table-cell table:formula="oooc:=([.E389]+[.F389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Neukirchen-Vluy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0]/5" office:value-type="string">
            <text:p>0,2</text:p>
          </table:table-cell>
          <table:table-cell table:formula="oooc:=[.D390]/2" office:value-type="string">
            <text:p>0</text:p>
          </table:table-cell>
          <table:table-cell table:formula="oooc:=([.E390]+[.F390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Rheinber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1]/5" office:value-type="string">
            <text:p>0,2</text:p>
          </table:table-cell>
          <table:table-cell table:formula="oooc:=[.D391]/2" office:value-type="string">
            <text:p>0</text:p>
          </table:table-cell>
          <table:table-cell table:formula="oooc:=([.E391]+[.F391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Alp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2]/5" office:value-type="string">
            <text:p>0,2</text:p>
          </table:table-cell>
          <table:table-cell table:formula="oooc:=[.D392]/2" office:value-type="string">
            <text:p>0</text:p>
          </table:table-cell>
          <table:table-cell table:formula="oooc:=([.E392]+[.F392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Xant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3]/5" office:value-type="string">
            <text:p>0,2</text:p>
          </table:table-cell>
          <table:table-cell table:formula="oooc:=[.D393]/2" office:value-type="string">
            <text:p>0</text:p>
          </table:table-cell>
          <table:table-cell table:formula="oooc:=([.E393]+[.F393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Sonsbe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4]/5" office:value-type="string">
            <text:p>0,2</text:p>
          </table:table-cell>
          <table:table-cell table:formula="oooc:=[.D394]/2" office:value-type="string">
            <text:p>0</text:p>
          </table:table-cell>
          <table:table-cell table:formula="oooc:=([.E394]+[.F394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H�nx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5]/5" office:value-type="string">
            <text:p>0,2</text:p>
          </table:table-cell>
          <table:table-cell table:formula="oooc:=[.D395]/2" office:value-type="string">
            <text:p>0</text:p>
          </table:table-cell>
          <table:table-cell table:formula="oooc:=([.E395]+[.F395])/2" office:value-type="string">
            <text:p>0,1</text:p>
          </table:table-cell>
        </table:table-row>
        <table:table-row table:style-name="ro2">
          <table:table-cell table:style-name="ce21" office:value-type="string">
            <text:p>Wesel </text:p>
          </table:table-cell>
          <table:table-cell table:style-name="ce21" office:value-type="string">
            <text:p>Schermbe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formula="oooc:=[.C396]/5" office:value-type="string">
            <text:p>0,2</text:p>
          </table:table-cell>
          <table:table-cell table:formula="oooc:=[.D396]/2" office:value-type="string">
            <text:p>0</text:p>
          </table:table-cell>
          <table:table-cell table:formula="oooc:=([.E396]+[.F396])/2" office:value-type="string">
            <text:p>0,1</text:p>
          </table:table-cell>
        </table:table-row>
        <table:table-row table:style-name="ro2">
          <table:table-cell table:style-name="ce21" office:value-type="string">
            <text:p>Olpe</text:p>
          </table:table-cell>
          <table:table-cell table:style-name="ce21" office:value-type="string">
            <text:p>Lennestad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[.C397]/5" office:value-type="string">
            <text:p>0</text:p>
          </table:table-cell>
          <table:table-cell table:formula="oooc:=[.D397]/2" office:value-type="string">
            <text:p>0</text:p>
          </table:table-cell>
          <table:table-cell table:formula="oooc:=([.E397]+[.F397])/2" office:value-type="string">
            <text:p>0</text:p>
          </table:table-cell>
        </table:table-row>
      </table:table>
      <table:named-expressions>
        <table:named-expression table:name="Excel_BuiltIn__FilterDatabase_3" table:base-cell-address="$Tabellenblatt3.$A$1" table:expression="[Tabellenblatt3.$A$1:.$G$99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ufgewertet" style:display-name="PageStyle_Aufgewerte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efiltert" style:display-name="PageStyle_Gefilte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maximum="1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efefef"/>
    </style:style>
    <style:style style:name="ch8" style:family="chart">
      <style:chart-properties/>
      <style:graphic-properties draw:stroke="none" draw:fill-color="#ffff00" draw:fill="solid"/>
    </style:style>
    <style:style style:name="ch9" style:family="chart">
      <style:graphic-properties draw:stroke="none" draw:fill-color="#ffff00" draw:fill="solid"/>
    </style:style>
    <style:style style:name="ch10" style:family="chart">
      <style:chart-properties/>
      <style:graphic-properties draw:stroke="none" draw:fill-color="#ff9900" draw:fill="solid"/>
    </style:style>
    <style:style style:name="ch11" style:family="chart">
      <style:graphic-properties draw:stroke="none" draw:fill-color="#ff9900" draw:fill="solid"/>
    </style:style>
  </office:automatic-styles>
  <office:body>
    <office:chart>
      <chart:chart svg:width="15.87cm" svg:height="9.82cm" chart:class="chart:bar" chart:style-name="ch1">
        <chart:title svg:x="1.02in" svg:y="0.1in" chart:style-name="ch2">
          <text:p>Erfüllung der Open Data Kriterien</text:p>
        </chart:title>
        <chart:legend chart:legend-position="end" svg:x="4.94in" svg:y="1.86in" chart:style-name="ch3" chartooo:width="3.07cm" chartooo:height="1.27cm"/>
        <chart:plot-area table:cell-range-address="Aufgewertet.B8:Aufgewertet.B9 Aufgewertet.C8:Aufgewertet.C9" svg:x="0.27cm" svg:width="12.07cm" svg:y="1.22cm" svg:height="8.33cm" chart:style-name="ch4">
          <chart:axis chart:name="primary-x" chart:dimension="x" chart:style-name="ch5">
            <chart:categories table:cell-range-address="Aufgewertet.A8:Aufgewertet.A9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Aufgewertet.B8:Aufgewertet.B9" chart:class="chart:bar" chart:label-cell-address="Aufgewertet.B7" chart:style-name="ch8">
            <chart:data-point chart:style-name="ch9" chart:repeated="2"/>
          </chart:series>
          <chart:series chart:values-cell-range-address="Aufgewertet.C8:Aufgewertet.C9" chart:class="chart:bar" chart:label-cell-address="Aufgewertet.C7" chart:style-name="ch10">
            <chart:data-point chart:style-name="ch11" chart:repeated="2"/>
          </chart:series>
          <chart:wall chart:style-name="ch4"/>
        </chart:plot-area>
      </chart:chart>
    </office:chart>
  </office:body>
</office:document-content>
</file>